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3.34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6.79mm"/>
    </style:style>
    <style:style style:name="co11" style:family="table-column">
      <style:table-column-properties fo:break-before="auto" style:column-width="7.3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131.02mm" svg:x="313.69mm" svg:y="3.92mm">
            <draw:object draw:notify-on-update-of-ranges="Sheet1.M3:Sheet1.M3 Sheet1.M4:Sheet1.M7 Sheet1.N3:Sheet1.N3 Sheet1.N4:Sheet1.N7 Sheet1.O3:Sheet1.O3 Sheet1.O4:Sheet1.O7 Sheet1.P3:Sheet1.P3 Sheet1.P4:Sheet1.P7 Sheet1.Q3:Sheet1.Q3 Sheet1.Q4:Sheet1.Q7 Sheet1.R3:Sheet1.R3 Sheet1.R4:Sheet1.R7 Sheet1.S3:Sheet1.S3 Sheet1.S4:Sheet1.S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08.97mm" svg:x="155.81mm" svg:y="65.54mm">
            <draw:object draw:notify-on-update-of-ranges="Sheet1.M9:Sheet1.M9 Sheet1.M10:Sheet1.M13 Sheet1.N9:Sheet1.N9 Sheet1.N10:Sheet1.N13 Sheet1.M9:Sheet1.M9 Sheet1.M10:Sheet1.M13 Sheet1.O9:Sheet1.O9 Sheet1.O10:Sheet1.O13 Sheet1.M9:Sheet1.M9 Sheet1.M10:Sheet1.M13 Sheet1.P9:Sheet1.P9 Sheet1.P10:Sheet1.P13 Sheet1.M9:Sheet1.M9 Sheet1.M10:Sheet1.M13 Sheet1.Q9:Sheet1.Q9 Sheet1.Q10:Sheet1.Q13 Sheet1.M9:Sheet1.M9 Sheet1.M10:Sheet1.M13 Sheet1.R9:Sheet1.R9 Sheet1.R10:Sheet1.R13 Sheet1.M9:Sheet1.M9 Sheet1.M10:Sheet1.M13 Sheet1.S9:Sheet1.S9 Sheet1.S10:Sheet1.S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row table:style-name="ro1">
          <table:table-cell/>
          <table:table-cell office:value-type="string" calcext:value-type="string">
            <text:p>trip_k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dden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stderr</text:p>
          </table:table-cell>
          <table:table-cell office:value-type="string" calcext:value-type="string">
            <text:p>tstat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stderr</text:p>
          </table:table-cell>
          <table:table-cell office:value-type="string" calcext:value-type="string">
            <text:p>tstat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stderr</text:p>
          </table:table-cell>
          <table:table-cell office:value-type="string" calcext:value-type="string">
            <text:p>tstat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ycling</text:p>
          </table:table-cell>
          <table:table-cell table:style-name="ce1" office:value-type="float" office:value="-1.036" calcext:value-type="float">
            <text:p>-1.036</text:p>
          </table:table-cell>
          <table:table-cell office:value-type="float" office:value="0.029" calcext:value-type="float">
            <text:p>0.029</text:p>
          </table:table-cell>
          <table:table-cell table:formula="of:=[.B3]/[.C3]/2" office:value-type="float" office:value="-17.8620689655172" calcext:value-type="float">
            <text:p>-17.86</text:p>
          </table:table-cell>
          <table:table-cell table:style-name="ce1" office:value-type="float" office:value="-1.035" calcext:value-type="float">
            <text:p>-1.035</text:p>
          </table:table-cell>
          <table:table-cell office:value-type="float" office:value="0.031" calcext:value-type="float">
            <text:p>0.031</text:p>
          </table:table-cell>
          <table:table-cell table:formula="of:=[.E3]/[.F3]/2" office:value-type="float" office:value="-16.6935483870968" calcext:value-type="float">
            <text:p>-16.69</text:p>
          </table:table-cell>
          <table:table-cell table:style-name="ce1" office:value-type="float" office:value="-0.933" calcext:value-type="float">
            <text:p>-0.933</text:p>
          </table:table-cell>
          <table:table-cell office:value-type="float" office:value="0.031" calcext:value-type="float">
            <text:p>0.031</text:p>
          </table:table-cell>
          <table:table-cell table:formula="of:=[.H3]/[.I3]/2" office:value-type="float" office:value="-15.0483870967742" calcext:value-type="float">
            <text:p>-15.05</text:p>
          </table:table-cell>
          <table:table-cell table:style-name="ce1" office:value-type="float" office:value="-1.554" calcext:value-type="float">
            <text:p>-1.554</text:p>
          </table:table-cell>
          <table:table-cell table:number-columns-repeated="2"/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 office:value-type="string" calcext:value-type="string">
            <text:p>driving</text:p>
          </table:table-cell>
          <table:table-cell table:style-name="ce1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formula="of:=[.B4]/[.C4]/2" office:value-type="float" office:value="0.0454545454545455" calcext:value-type="float">
            <text:p>0.05</text:p>
          </table:table-cell>
          <table:table-cell table:style-name="ce1" office:value-type="float" office:value="0.184" calcext:value-type="float">
            <text:p>0.184</text:p>
          </table:table-cell>
          <table:table-cell office:value-type="float" office:value="0.011" calcext:value-type="float">
            <text:p>0.011</text:p>
          </table:table-cell>
          <table:table-cell table:formula="of:=[.E4]/[.F4]/2" office:value-type="float" office:value="8.36363636363636" calcext:value-type="float">
            <text:p>8.36</text:p>
          </table:table-cell>
          <table:table-cell table:style-name="ce1" office:value-type="float" office:value="0.225" calcext:value-type="float">
            <text:p>0.225</text:p>
          </table:table-cell>
          <table:table-cell office:value-type="float" office:value="0.012" calcext:value-type="float">
            <text:p>0.012</text:p>
          </table:table-cell>
          <table:table-cell table:formula="of:=[.H4]/[.I4]/2" office:value-type="float" office:value="9.375" calcext:value-type="float">
            <text:p>9.38</text:p>
          </table:table-cell>
          <table:table-cell table:style-name="ce1" office:value-type="float" office:value="0.221" calcext:value-type="float">
            <text:p>0.2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556" calcext:value-type="float">
            <text:p>0.556</text:p>
          </table:table-cell>
          <table:table-cell office:value-type="float" office:value="0.361" calcext:value-type="float">
            <text:p>0.361</text:p>
          </table:table-cell>
          <table:table-cell office:value-type="float" office:value="-0.057" calcext:value-type="float">
            <text:p>-0.057</text:p>
          </table:table-cell>
          <table:table-cell office:value-type="float" office:value="-2.515" calcext:value-type="float">
            <text:p>-2.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ving + transit</text:p>
          </table:table-cell>
          <table:table-cell table:style-name="ce1" office:value-type="float" office:value="0.443" calcext:value-type="float">
            <text:p>0.443</text:p>
          </table:table-cell>
          <table:table-cell office:value-type="float" office:value="0.016" calcext:value-type="float">
            <text:p>0.016</text:p>
          </table:table-cell>
          <table:table-cell table:formula="of:=[.B5]/[.C5]/2" office:value-type="float" office:value="13.84375" calcext:value-type="float">
            <text:p>13.84</text:p>
          </table:table-cell>
          <table:table-cell table:style-name="ce1" office:value-type="float" office:value="0.448" calcext:value-type="float">
            <text:p>0.448</text:p>
          </table:table-cell>
          <table:table-cell office:value-type="float" office:value="0.017" calcext:value-type="float">
            <text:p>0.017</text:p>
          </table:table-cell>
          <table:table-cell table:formula="of:=[.E5]/[.F5]/2" office:value-type="float" office:value="13.1764705882353" calcext:value-type="float">
            <text:p>13.18</text:p>
          </table:table-cell>
          <table:table-cell table:style-name="ce1" office:value-type="float" office:value="0.414" calcext:value-type="float">
            <text:p>0.414</text:p>
          </table:table-cell>
          <table:table-cell office:value-type="float" office:value="0.016" calcext:value-type="float">
            <text:p>0.016</text:p>
          </table:table-cell>
          <table:table-cell table:formula="of:=[.H5]/[.I5]/2" office:value-type="float" office:value="12.9375" calcext:value-type="float">
            <text:p>12.94</text:p>
          </table:table-cell>
          <table:table-cell table:style-name="ce1" office:value-type="float" office:value="0.258" calcext:value-type="float">
            <text:p>0.2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584" calcext:value-type="float">
            <text:p>0.584</text:p>
          </table:table-cell>
          <table:table-cell office:value-type="float" office:value="0.26" calcext:value-type="float">
            <text:p>0.26</text:p>
          </table:table-cell>
          <table:table-cell office:value-type="float" office:value="0.301" calcext:value-type="float">
            <text:p>0.301</text:p>
          </table:table-cell>
          <table:table-cell office:value-type="float" office:value="-3.022" calcext:value-type="float">
            <text:p>-3.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it</text:p>
          </table:table-cell>
          <table:table-cell table:style-name="ce1" office:value-type="float" office:value="1.047" calcext:value-type="float">
            <text:p>1.047</text:p>
          </table:table-cell>
          <table:table-cell office:value-type="float" office:value="0.015" calcext:value-type="float">
            <text:p>0.015</text:p>
          </table:table-cell>
          <table:table-cell table:formula="of:=[.B6]/[.C6]/2" office:value-type="float" office:value="34.9" calcext:value-type="float">
            <text:p>34.90</text:p>
          </table:table-cell>
          <table:table-cell table:style-name="ce1" office:value-type="float" office:value="0.936" calcext:value-type="float">
            <text:p>0.936</text:p>
          </table:table-cell>
          <table:table-cell office:value-type="float" office:value="0.014" calcext:value-type="float">
            <text:p>0.014</text:p>
          </table:table-cell>
          <table:table-cell table:formula="of:=[.E6]/[.F6]/2" office:value-type="float" office:value="33.4285714285714" calcext:value-type="float">
            <text:p>33.43</text:p>
          </table:table-cell>
          <table:table-cell table:style-name="ce1" office:value-type="float" office:value="1.013" calcext:value-type="float">
            <text:p>1.013</text:p>
          </table:table-cell>
          <table:table-cell office:value-type="float" office:value="0.015" calcext:value-type="float">
            <text:p>0.015</text:p>
          </table:table-cell>
          <table:table-cell table:formula="of:=[.H6]/[.I6]/2" office:value-type="float" office:value="33.7666666666667" calcext:value-type="float">
            <text:p>33.77</text:p>
          </table:table-cell>
          <table:table-cell table:style-name="ce1" office:value-type="float" office:value="0.675" calcext:value-type="float">
            <text:p>0.6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405" calcext:value-type="float">
            <text:p>0.405</text:p>
          </table:table-cell>
          <table:table-cell office:value-type="float" office:value="0.57" calcext:value-type="float">
            <text:p>0.57</text:p>
          </table:table-cell>
          <table:table-cell office:value-type="float" office:value="0.195" calcext:value-type="float">
            <text:p>0.195</text:p>
          </table:table-cell>
          <table:table-cell office:value-type="float" office:value="-1.312" calcext:value-type="float">
            <text:p>-1.31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table:style-name="ce1" office:value-type="float" office:value="-1.636" calcext:value-type="float">
            <text:p>-1.636</text:p>
          </table:table-cell>
          <table:table-cell office:value-type="float" office:value="0.081" calcext:value-type="float">
            <text:p>0.081</text:p>
          </table:table-cell>
          <table:table-cell table:formula="of:=[.B7]/[.C7]/2" office:value-type="float" office:value="-10.0987654320988" calcext:value-type="float">
            <text:p>-10.10</text:p>
          </table:table-cell>
          <table:table-cell table:style-name="ce1" office:value-type="float" office:value="-1.892" calcext:value-type="float">
            <text:p>-1.892</text:p>
          </table:table-cell>
          <table:table-cell office:value-type="float" office:value="0.084" calcext:value-type="float">
            <text:p>0.084</text:p>
          </table:table-cell>
          <table:table-cell table:formula="of:=[.E7]/[.F7]/2" office:value-type="float" office:value="-11.2619047619048" calcext:value-type="float">
            <text:p>-11.26</text:p>
          </table:table-cell>
          <table:table-cell table:style-name="ce1" office:value-type="float" office:value="-0.841" calcext:value-type="float">
            <text:p>-0.841</text:p>
          </table:table-cell>
          <table:table-cell office:value-type="float" office:value="0.068" calcext:value-type="float">
            <text:p>0.068</text:p>
          </table:table-cell>
          <table:table-cell table:formula="of:=[.H7]/[.I7]/2" office:value-type="float" office:value="-6.18382352941176" calcext:value-type="float">
            <text:p>-6.18</text:p>
          </table:table-cell>
          <table:table-cell table:style-name="ce1" office:value-type="float" office:value="-0.765" calcext:value-type="float">
            <text:p>-0.7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433" calcext:value-type="float">
            <text:p>0.433</text:p>
          </table:table-cell>
          <table:table-cell office:value-type="float" office:value="0.374" calcext:value-type="float">
            <text:p>0.374</text:p>
          </table:table-cell>
          <table:table-cell office:value-type="float" office:value="0.075" calcext:value-type="float">
            <text:p>0.075</text:p>
          </table:table-cell>
          <table:table-cell office:value-type="float" office:value="-2.277" calcext:value-type="float">
            <text:p>-2.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 specified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table:formula="of:=[.B8]/[.C8]/2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table:formula="of:=[.E8]/[.F8]/2" office:value-type="float" office:value="0" calcext:value-type="float">
            <text:p>0.00</text:p>
          </table:table-cell>
          <table:table-cell table:style-name="ce1" office:value-type="float" office:value="-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table:formula="of:=[.H8]/[.I8]/2" office:value-type="float" office:value="-0" calcext:value-type="float">
            <text:p>0.00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/>
          <table:table-cell office:value-type="string" calcext:value-type="string">
            <text:p>avg_speed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style-name="ce3" office:value-type="float" office:value="-1.036" calcext:value-type="float">
            <text:p>-1.036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443" calcext:value-type="float">
            <text:p>0.443</text:p>
          </table:table-cell>
          <table:table-cell table:style-name="ce3" office:value-type="float" office:value="1.047" calcext:value-type="float">
            <text:p>1.047</text:p>
          </table:table-cell>
          <table:table-cell table:style-name="ce3" office:value-type="float" office:value="-1.636" calcext:value-type="float">
            <text:p>-1.63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dde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-1.035" calcext:value-type="float">
            <text:p>-1.035</text:p>
          </table:table-cell>
          <table:table-cell table:style-name="ce3" office:value-type="float" office:value="0.184" calcext:value-type="float">
            <text:p>0.184</text:p>
          </table:table-cell>
          <table:table-cell table:style-name="ce3" office:value-type="float" office:value="0.448" calcext:value-type="float">
            <text:p>0.448</text:p>
          </table:table-cell>
          <table:table-cell table:style-name="ce3" office:value-type="float" office:value="0.936" calcext:value-type="float">
            <text:p>0.936</text:p>
          </table:table-cell>
          <table:table-cell table:style-name="ce3" office:value-type="float" office:value="-1.892" calcext:value-type="float">
            <text:p>-1.89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cling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021" calcext:value-type="float">
            <text:p>0.021</text:p>
          </table:table-cell>
          <table:table-cell table:formula="of:=[.B12]/[.C12]/2" office:value-type="float" office:value="-10.2142857142857" calcext:value-type="float">
            <text:p>-10.21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022" calcext:value-type="float">
            <text:p>0.022</text:p>
          </table:table-cell>
          <table:table-cell table:formula="of:=[.E12]/[.F12]/2" office:value-type="float" office:value="-10.6363636363636" calcext:value-type="float">
            <text:p>-10.64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22" calcext:value-type="float">
            <text:p>0.022</text:p>
          </table:table-cell>
          <table:table-cell table:formula="of:=[.H12]/[.I12]/2" office:value-type="float" office:value="-1.43181818181818" calcext:value-type="float">
            <text:p>-1.43</text:p>
          </table:table-cell>
          <table:table-cell office:value-type="float" office:value="-0.037" calcext:value-type="float">
            <text:p>-0.03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-0.933" calcext:value-type="float">
            <text:p>-0.933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414" calcext:value-type="float">
            <text:p>0.414</text:p>
          </table:table-cell>
          <table:table-cell table:style-name="ce3" office:value-type="float" office:value="1.013" calcext:value-type="float">
            <text:p>1.013</text:p>
          </table:table-cell>
          <table:table-cell table:style-name="ce3" office:value-type="float" office:value="-0.841" calcext:value-type="float">
            <text:p>-0.841</text:p>
          </table:table-cell>
          <table:table-cell table:style-name="ce3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driving</text:p>
          </table:table-cell>
          <table:table-cell office:value-type="float" office:value="0.556" calcext:value-type="float">
            <text:p>0.556</text:p>
          </table:table-cell>
          <table:table-cell office:value-type="float" office:value="0.01" calcext:value-type="float">
            <text:p>0.01</text:p>
          </table:table-cell>
          <table:table-cell table:formula="of:=[.B13]/[.C13]/2" office:value-type="float" office:value="27.8" calcext:value-type="float">
            <text:p>27.80</text:p>
          </table:table-cell>
          <table:table-cell office:value-type="float" office:value="0.584" calcext:value-type="float">
            <text:p>0.584</text:p>
          </table:table-cell>
          <table:table-cell office:value-type="float" office:value="0.01" calcext:value-type="float">
            <text:p>0.01</text:p>
          </table:table-cell>
          <table:table-cell table:formula="of:=[.E13]/[.F13]/2" office:value-type="float" office:value="29.2" calcext:value-type="float">
            <text:p>29.20</text:p>
          </table:table-cell>
          <table:table-cell office:value-type="float" office:value="0.405" calcext:value-type="float">
            <text:p>0.405</text:p>
          </table:table-cell>
          <table:table-cell office:value-type="float" office:value="0.01" calcext:value-type="float">
            <text:p>0.01</text:p>
          </table:table-cell>
          <table:table-cell table:formula="of:=[.H13]/[.I13]/2" office:value-type="float" office:value="20.25" calcext:value-type="float">
            <text:p>20.25</text:p>
          </table:table-cell>
          <table:table-cell office:value-type="float" office:value="0.433" calcext:value-type="float">
            <text:p>0.433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" office:value-type="float" office:value="-1.554" calcext:value-type="float">
            <text:p>-1.554</text:p>
          </table:table-cell>
          <table:table-cell table:style-name="ce3" office:value-type="float" office:value="0.221" calcext:value-type="float">
            <text:p>0.221</text:p>
          </table:table-cell>
          <table:table-cell table:style-name="ce3" office:value-type="float" office:value="0.258" calcext:value-type="float">
            <text:p>0.258</text:p>
          </table:table-cell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-0.765" calcext:value-type="float">
            <text:p>-0.765</text:p>
          </table:table-cell>
          <table:table-cell table:style-name="ce3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Driving + transit</text:p>
          </table:table-cell>
          <table:table-cell office:value-type="float" office:value="0.361" calcext:value-type="float">
            <text:p>0.361</text:p>
          </table:table-cell>
          <table:table-cell office:value-type="float" office:value="0.017" calcext:value-type="float">
            <text:p>0.017</text:p>
          </table:table-cell>
          <table:table-cell table:formula="of:=[.B14]/[.C14]/2" office:value-type="float" office:value="10.6176470588235" calcext:value-type="float">
            <text:p>10.62</text:p>
          </table:table-cell>
          <table:table-cell office:value-type="float" office:value="0.26" calcext:value-type="float">
            <text:p>0.26</text:p>
          </table:table-cell>
          <table:table-cell office:value-type="float" office:value="0.017" calcext:value-type="float">
            <text:p>0.017</text:p>
          </table:table-cell>
          <table:table-cell table:formula="of:=[.E14]/[.F14]/2" office:value-type="float" office:value="7.64705882352941" calcext:value-type="float">
            <text:p>7.65</text:p>
          </table:table-cell>
          <table:table-cell office:value-type="float" office:value="0.57" calcext:value-type="float">
            <text:p>0.57</text:p>
          </table:table-cell>
          <table:table-cell office:value-type="float" office:value="0.017" calcext:value-type="float">
            <text:p>0.017</text:p>
          </table:table-cell>
          <table:table-cell table:formula="of:=[.H14]/[.I14]/2" office:value-type="float" office:value="16.7647058823529" calcext:value-type="float">
            <text:p>16.76</text:p>
          </table:table-cell>
          <table:table-cell office:value-type="float" office:value="0.374" calcext:value-type="float">
            <text:p>0.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it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14" calcext:value-type="float">
            <text:p>0.014</text:p>
          </table:table-cell>
          <table:table-cell table:formula="of:=[.B15]/[.C15]/2" office:value-type="float" office:value="-2.03571428571429" calcext:value-type="float">
            <text:p>-2.04</text:p>
          </table:table-cell>
          <table:table-cell office:value-type="float" office:value="0.301" calcext:value-type="float">
            <text:p>0.301</text:p>
          </table:table-cell>
          <table:table-cell office:value-type="float" office:value="0.013" calcext:value-type="float">
            <text:p>0.013</text:p>
          </table:table-cell>
          <table:table-cell table:formula="of:=[.E15]/[.F15]/2" office:value-type="float" office:value="11.5769230769231" calcext:value-type="float">
            <text:p>11.58</text:p>
          </table:table-cell>
          <table:table-cell office:value-type="float" office:value="0.195" calcext:value-type="float">
            <text:p>0.195</text:p>
          </table:table-cell>
          <table:table-cell office:value-type="float" office:value="0.014" calcext:value-type="float">
            <text:p>0.014</text:p>
          </table:table-cell>
          <table:table-cell table:formula="of:=[.H15]/[.I15]/2" office:value-type="float" office:value="6.96428571428571" calcext:value-type="float">
            <text:p>6.96</text:p>
          </table:table-cell>
          <table:table-cell office:value-type="float" office:value="0.075" calcext:value-type="float">
            <text:p>0.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-2.515" calcext:value-type="float">
            <text:p>-2.515</text:p>
          </table:table-cell>
          <table:table-cell office:value-type="float" office:value="0.049" calcext:value-type="float">
            <text:p>0.049</text:p>
          </table:table-cell>
          <table:table-cell table:formula="of:=[.B16]/[.C16]/2" office:value-type="float" office:value="-25.6632653061224" calcext:value-type="float">
            <text:p>-25.66</text:p>
          </table:table-cell>
          <table:table-cell office:value-type="float" office:value="-3.022" calcext:value-type="float">
            <text:p>-3.022</text:p>
          </table:table-cell>
          <table:table-cell office:value-type="float" office:value="0.058" calcext:value-type="float">
            <text:p>0.058</text:p>
          </table:table-cell>
          <table:table-cell table:formula="of:=[.E16]/[.F16]/2" office:value-type="float" office:value="-26.051724137931" calcext:value-type="float">
            <text:p>-26.05</text:p>
          </table:table-cell>
          <table:table-cell office:value-type="float" office:value="-1.312" calcext:value-type="float">
            <text:p>-1.312</text:p>
          </table:table-cell>
          <table:table-cell office:value-type="float" office:value="0.049" calcext:value-type="float">
            <text:p>0.049</text:p>
          </table:table-cell>
          <table:table-cell table:formula="of:=[.H16]/[.I16]/2" office:value-type="float" office:value="-13.3877551020408" calcext:value-type="float">
            <text:p>-13.39</text:p>
          </table:table-cell>
          <table:table-cell office:value-type="float" office:value="-2.277" calcext:value-type="float">
            <text:p>-2.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 specified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table:formula="of:=[.B17]/[.C17]/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table:formula="of:=[.E17]/[.F17]/2" office:value-type="float" office:value="0" calcext:value-type="float">
            <text:p>0.00</text:p>
          </table:table-cell>
          <table:table-cell office:value-type="float" office:value="-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formula="of:=[.H17]/[.I17]/2" office:value-type="float" office:value="-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duration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.197" calcext:value-type="float">
            <text:p>-1.197</text:p>
          </table:table-cell>
          <table:table-cell office:value-type="float" office:value="0.103" calcext:value-type="float">
            <text:p>0.103</text:p>
          </table:table-cell>
          <table:table-cell table:formula="of:=[.B21]/[.C21]/2" office:value-type="float" office:value="-5.81067961165049" calcext:value-type="float">
            <text:p>-5.81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" calcext:value-type="float">
            <text:p>0.1</text:p>
          </table:table-cell>
          <table:table-cell table:formula="of:=[.E21]/[.F21]/2" office:value-type="float" office:value="-0.66" calcext:value-type="float">
            <text:p>-0.66</text:p>
          </table:table-cell>
          <table:table-cell office:value-type="float" office:value="-1.547" calcext:value-type="float">
            <text:p>-1.547</text:p>
          </table:table-cell>
          <table:table-cell office:value-type="float" office:value="0.105" calcext:value-type="float">
            <text:p>0.105</text:p>
          </table:table-cell>
          <table:table-cell table:formula="of:=[.H21]/[.I21]/2" office:value-type="float" office:value="-7.36666666666667" calcext:value-type="float">
            <text:p>-7.37</text:p>
          </table:table-cell>
          <table:table-cell office:value-type="float" office:value="-1.62" calcext:value-type="float">
            <text:p>-1.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86" calcext:value-type="float">
            <text:p>0.186</text:p>
          </table:table-cell>
          <table:table-cell office:value-type="float" office:value="0.01" calcext:value-type="float">
            <text:p>0.01</text:p>
          </table:table-cell>
          <table:table-cell table:formula="of:=[.B22]/[.C22]/2" office:value-type="float" office:value="9.3" calcext:value-type="float">
            <text:p>9.3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9" calcext:value-type="float">
            <text:p>0.009</text:p>
          </table:table-cell>
          <table:table-cell table:formula="of:=[.E22]/[.F22]/2" office:value-type="float" office:value="3" calcext:value-type="float">
            <text:p>3.00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9" calcext:value-type="float">
            <text:p>0.009</text:p>
          </table:table-cell>
          <table:table-cell table:formula="of:=[.H22]/[.I22]/2" office:value-type="float" office:value="8.16666666666667" calcext:value-type="float">
            <text:p>8.17</text:p>
          </table:table-cell>
          <table:table-cell office:value-type="float" office:value="0.117" calcext:value-type="float">
            <text:p>0.1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0.009" calcext:value-type="float">
            <text:p>0.009</text:p>
          </table:table-cell>
          <table:table-cell table:formula="of:=[.B23]/[.C23]/2" office:value-type="float" office:value="10.2777777777778" calcext:value-type="float">
            <text:p>10.2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9" calcext:value-type="float">
            <text:p>0.009</text:p>
          </table:table-cell>
          <table:table-cell table:formula="of:=[.E23]/[.F23]/2" office:value-type="float" office:value="2.72222222222222" calcext:value-type="float">
            <text:p>2.72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formula="of:=[.H23]/[.I23]/2" office:value-type="float" office:value="3.5" calcext:value-type="float">
            <text:p>3.50</text:p>
          </table:table-cell>
          <table:table-cell office:value-type="float" office:value="0.039" calcext:value-type="float">
            <text:p>0.0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-0.006" calcext:value-type="float">
            <text:p>-0.006</text:p>
          </table:table-cell>
          <table:table-cell office:value-type="float" office:value="0.055" calcext:value-type="float">
            <text:p>0.055</text:p>
          </table:table-cell>
          <table:table-cell table:formula="of:=[.B24]/[.C24]/2" office:value-type="float" office:value="-0.0545454545454546" calcext:value-type="float">
            <text:p>-0.05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55" calcext:value-type="float">
            <text:p>0.055</text:p>
          </table:table-cell>
          <table:table-cell table:formula="of:=[.E24]/[.F24]/2" office:value-type="float" office:value="-0.572727272727273" calcext:value-type="float">
            <text:p>-0.57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055" calcext:value-type="float">
            <text:p>0.055</text:p>
          </table:table-cell>
          <table:table-cell table:formula="of:=[.H24]/[.I24]/2" office:value-type="float" office:value="-0.990909090909091" calcext:value-type="float">
            <text:p>-0.99</text:p>
          </table:table-cell>
          <table:table-cell office:value-type="float" office:value="-0.008" calcext:value-type="float">
            <text:p>-0.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0.018" calcext:value-type="float">
            <text:p>0.018</text:p>
          </table:table-cell>
          <table:table-cell table:formula="of:=[.B25]/[.C25]/2" office:value-type="float" office:value="4.30555555555556" calcext:value-type="float">
            <text:p>4.3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6" calcext:value-type="float">
            <text:p>0.056</text:p>
          </table:table-cell>
          <table:table-cell table:formula="of:=[.E25]/[.F25]/2" office:value-type="float" office:value="0.0267857142857143" calcext:value-type="float">
            <text:p>0.03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092" calcext:value-type="float">
            <text:p>0.092</text:p>
          </table:table-cell>
          <table:table-cell table:formula="of:=[.H25]/[.I25]/2" office:value-type="float" office:value="-0.565217391304348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table:formula="of:=[.B26]/[.C26]/2" office:value-type="float" office:value="-0" calcext:value-type="float">
            <text:p>0.00</text:p>
          </table:table-cell>
          <table:table-cell office:value-type="float" office:value="-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table:formula="of:=[.E26]/[.F26]/2" office:value-type="float" office:value="-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54" calcext:value-type="float">
            <text:p>0.254</text:p>
          </table:table-cell>
          <table:table-cell table:formula="of:=[.H26]/[.I26]/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 table:number-rows-repeated="104853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shapes>
          <draw:frame draw:z-index="0" draw:style-name="gr1" draw:text-style-name="P1" svg:width="159.99mm" svg:height="109.23mm" svg:x="1.55mm" svg:y="24.38mm">
            <draw:object draw:notify-on-update-of-ranges="Sheet2.A1:Sheet2.A1 Sheet2.A2:Sheet2.A5 Sheet2.B1:Sheet2.B1 Sheet2.B2:Sheet2.B5 Sheet2.A1:Sheet2.A1 Sheet2.A2:Sheet2.A5 Sheet2.C1:Sheet2.C1 Sheet2.C2:Sheet2.C5 Sheet2.A1:Sheet2.A1 Sheet2.A2:Sheet2.A5 Sheet2.D1:Sheet2.D1 Sheet2.D2:Sheet2.D5 Sheet2.A1:Sheet2.A1 Sheet2.A2:Sheet2.A5 Sheet2.E1:Sheet2.E1 Sheet2.E2:Sheet2.E5 Sheet2.A1:Sheet2.A1 Sheet2.A2:Sheet2.A5 Sheet2.F1:Sheet2.F1 Sheet2.F2:Sheet2.F5 Sheet2.A1:Sheet2.A1 Sheet2.A2:Sheet2.A5 Sheet2.G1:Sheet2.G1 Sheet2.G2:Sheet2.G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109.23mm" svg:x="180.91mm" svg:y="28.7mm">
            <draw:object draw:notify-on-update-of-ranges="Sheet2.I1:Sheet2.I1 Sheet2.I2:Sheet2.I5 Sheet2.J1:Sheet2.J1 Sheet2.J2:Sheet2.J5 Sheet2.I1:Sheet2.I1 Sheet2.I2:Sheet2.I5 Sheet2.K1:Sheet2.K1 Sheet2.K2:Sheet2.K5 Sheet2.I1:Sheet2.I1 Sheet2.I2:Sheet2.I5 Sheet2.L1:Sheet2.L1 Sheet2.L2:Sheet2.L5 Sheet2.I1:Sheet2.I1 Sheet2.I2:Sheet2.I5 Sheet2.M1:Sheet2.M1 Sheet2.M2:Sheet2.M5 Sheet2.I1:Sheet2.I1 Sheet2.I2:Sheet2.I5 Sheet2.N1:Sheet2.N1 Sheet2.N2:Sheet2.N5 Sheet2.I1:Sheet2.I1 Sheet2.I2:Sheet2.I5 Sheet2.O1:Sheet2.O1 Sheet2.O2:Sheet2.O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9.99mm" svg:height="109.23mm" svg:x="352.16mm" svg:y="28.7mm">
            <draw:object draw:notify-on-update-of-ranges="Sheet2.P1:Sheet2.P1 Sheet2.P2:Sheet2.P5 Sheet2.Q1:Sheet2.Q1 Sheet2.Q2:Sheet2.Q5 Sheet2.P1:Sheet2.P1 Sheet2.P2:Sheet2.P5 Sheet2.R1:Sheet2.R1 Sheet2.R2:Sheet2.R5 Sheet2.P1:Sheet2.P1 Sheet2.P2:Sheet2.P5 Sheet2.S1:Sheet2.S1 Sheet2.S2:Sheet2.S5 Sheet2.P1:Sheet2.P1 Sheet2.P2:Sheet2.P5 Sheet2.T1:Sheet2.T1 Sheet2.T2:Sheet2.T5 Sheet2.P1:Sheet2.P1 Sheet2.P2:Sheet2.P5 Sheet2.U1:Sheet2.U1 Sheet2.U2:Sheet2.U5 Sheet2.P1:Sheet2.P1 Sheet2.P2:Sheet2.P5 Sheet2.V1:Sheet2.V1 Sheet2.V2:Sheet2.V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2" table:number-columns-repeated="22" table:default-cell-style-name="Default"/>
        <table:table-row table:style-name="ro1">
          <table:table-cell office:value-type="string" calcext:value-type="string">
            <text:p>plateau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kirkland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5" calcext:value-type="float">
            <text:p>0.745</text:p>
          </table:table-cell>
          <table:table-cell office:value-type="float" office:value="-0.231" calcext:value-type="float">
            <text:p>-0.231</text:p>
          </table:table-cell>
          <table:table-cell office:value-type="float" office:value="-1.098" calcext:value-type="float">
            <text:p>-1.098</text:p>
          </table:table-cell>
          <table:table-cell office:value-type="float" office:value="-0.38" calcext:value-type="float">
            <text:p>-0.38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499" calcext:value-type="float">
            <text:p>-1.499</text:p>
          </table:table-cell>
          <table:table-cell office:value-type="float" office:value="0.649" calcext:value-type="float">
            <text:p>0.649</text:p>
          </table:table-cell>
          <table:table-cell office:value-type="float" office:value="0.413" calcext:value-type="float">
            <text:p>0.413</text:p>
          </table:table-cell>
          <table:table-cell office:value-type="float" office:value="-0.647" calcext:value-type="float">
            <text:p>-0.647</text:p>
          </table:table-cell>
          <table:table-cell office:value-type="float" office:value="-0.603" calcext:value-type="float">
            <text:p>-0.60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99" calcext:value-type="float">
            <text:p>0.399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7" calcext:value-type="float">
            <text:p>0.657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447" calcext:value-type="float">
            <text:p>-0.447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.114" calcext:value-type="float">
            <text:p>-1.114</text:p>
          </table:table-cell>
          <table:table-cell office:value-type="float" office:value="0.633" calcext:value-type="float">
            <text:p>0.633</text:p>
          </table:table-cell>
          <table:table-cell office:value-type="float" office:value="0.207" calcext:value-type="float">
            <text:p>0.207</text:p>
          </table:table-cell>
          <table:table-cell office:value-type="float" office:value="-0.801" calcext:value-type="float">
            <text:p>-0.801</text:p>
          </table:table-cell>
          <table:table-cell office:value-type="float" office:value="-0.735" calcext:value-type="float">
            <text:p>-0.73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01" calcext:value-type="float">
            <text:p>0.3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078" calcext:value-type="float">
            <text:p>0.07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98" calcext:value-type="float">
            <text:p>0.298</text:p>
          </table:table-cell>
          <table:table-cell office:value-type="float" office:value="0.096" calcext:value-type="float">
            <text:p>0.096</text:p>
          </table:table-cell>
          <table:table-cell office:value-type="float" office:value="-0.681" calcext:value-type="float">
            <text:p>-0.68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0.671" calcext:value-type="float">
            <text:p>-0.671</text:p>
          </table:table-cell>
          <table:table-cell office:value-type="float" office:value="0.52" calcext:value-type="float">
            <text:p>0.52</text:p>
          </table:table-cell>
          <table:table-cell office:value-type="float" office:value="0.336" calcext:value-type="float">
            <text:p>0.336</text:p>
          </table:table-cell>
          <table:table-cell office:value-type="float" office:value="-0.485" calcext:value-type="float">
            <text:p>-0.485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32" calcext:value-type="float">
            <text:p>0.32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111" calcext:value-type="float">
            <text:p>0.111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092" calcext:value-type="float">
            <text:p>-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" calcext:value-type="float">
            <text:p>0.38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41" calcext:value-type="float">
            <text:p>-0.41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698" calcext:value-type="float">
            <text:p>-0.698</text:p>
          </table:table-cell>
          <table:table-cell office:value-type="float" office:value="0.491" calcext:value-type="float">
            <text:p>0.491</text:p>
          </table:table-cell>
          <table:table-cell office:value-type="float" office:value="0.297" calcext:value-type="float">
            <text:p>0.297</text:p>
          </table:table-cell>
          <table:table-cell office:value-type="float" office:value="-0.575" calcext:value-type="float">
            <text:p>-0.575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.014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245" calcext:value-type="float">
            <text:p>0.245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121.65mm" svg:x="163.01mm" svg:y="29.49mm">
            <draw:object draw:notify-on-update-of-ranges="Sheet3.H1:Sheet3.H1 Sheet3.H2:Sheet3.H5 Sheet3.I1:Sheet3.I1 Sheet3.I2:Sheet3.I5 Sheet3.H1:Sheet3.H1 Sheet3.H2:Sheet3.H5 Sheet3.J1:Sheet3.J1 Sheet3.J2:Sheet3.J5 Sheet3.H1:Sheet3.H1 Sheet3.H2:Sheet3.H5 Sheet3.K1:Sheet3.K1 Sheet3.K2:Sheet3.K5 Sheet3.H1:Sheet3.H1 Sheet3.H2:Sheet3.H5 Sheet3.L1:Sheet3.L1 Sheet3.L2:Sheet3.L5 Sheet3.H1:Sheet3.H1 Sheet3.H2:Sheet3.H5 Sheet3.M1:Sheet3.M1 Sheet3.M2:Sheet3.M5 Sheet3.H1:Sheet3.H1 Sheet3.H2:Sheet3.H5 Sheet3.N1:Sheet3.N1 Sheet3.N2:Sheet3.N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2" table:number-columns-repeated="14" table:default-cell-style-name="Default"/>
        <table:table-row table:style-name="ro1">
          <table:table-cell table:number-columns-repeated="8"/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/>
          <table:table-cell office:value-type="float" office:value="0.078" calcext:value-type="float">
            <text:p>0.078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252" calcext:value-type="float">
            <text:p>-0.252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table:formula="of:=MOD(ATAN2([.B3];[.B2])/(2*PI())*7;7)" office:value-type="float" office:value="3.25018351663605" calcext:value-type="float">
            <text:p>3.25</text:p>
          </table:table-cell>
          <table:table-cell table:style-name="ce2" table:formula="of:=MOD(ATAN2([.C3];[.C2])/(2*PI())*7;7)" office:value-type="float" office:value="4.40393075750498" calcext:value-type="float">
            <text:p>4.40</text:p>
          </table:table-cell>
          <table:table-cell table:style-name="ce2" table:formula="of:=MOD(ATAN2([.D3];[.D2])/(2*PI())*7;7)" office:value-type="float" office:value="4.40682233136477" calcext:value-type="float">
            <text:p>4.41</text:p>
          </table:table-cell>
          <table:table-cell table:style-name="ce2" table:formula="of:=MOD(ATAN2([.E3];[.E2])/(2*PI())*7;7)" office:value-type="float" office:value="4.16612849376445" calcext:value-type="float">
            <text:p>4.17</text:p>
          </table:table-cell>
          <table:table-cell table:style-name="ce2" table:formula="of:=MOD(ATAN2([.F3];[.F2])/(2*PI())*7;7)" office:value-type="float" office:value="3.01895399419934" calcext:value-type="float">
            <text:p>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342" calcext:value-type="float">
            <text:p>-0.342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37" calcext:value-type="float">
            <text:p>-0.37</text:p>
          </table:table-cell>
          <table:table-cell office:value-type="float" office:value="-0.102" calcext:value-type="float">
            <text:p>-0.1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" table:formula="of:=MOD(ATAN2([.B6];[.B5])/(2*PI())*7;7)" office:value-type="float" office:value="3.2800846463385" calcext:value-type="float">
            <text:p>3.28</text:p>
          </table:table-cell>
          <table:table-cell table:style-name="ce2" table:formula="of:=MOD(ATAN2([.C6];[.C5])/(2*PI())*7;7)" office:value-type="float" office:value="4.47551156538874" calcext:value-type="float">
            <text:p>4.48</text:p>
          </table:table-cell>
          <table:table-cell table:style-name="ce2" table:formula="of:=MOD(ATAN2([.D6];[.D5])/(2*PI())*7;7)" office:value-type="float" office:value="3.87371781661499" calcext:value-type="float">
            <text:p>3.87</text:p>
          </table:table-cell>
          <table:table-cell table:style-name="ce2" table:formula="of:=MOD(ATAN2([.E6];[.E5])/(2*PI())*7;7)" office:value-type="float" office:value="4.29795701462423" calcext:value-type="float">
            <text:p>4.30</text:p>
          </table:table-cell>
          <table:table-cell table:style-name="ce2" table:formula="of:=MOD(ATAN2([.F6];[.F5])/(2*PI())*7;7)" office:value-type="float" office:value="4.00475384675257" calcext:value-type="float">
            <text:p>4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style-name="ce2" table:formula="of:=MOD(ATAN2([.B9];[.B8])/(2*PI())*7;7)" office:value-type="float" office:value="3.15496471840167" calcext:value-type="float">
            <text:p>3.15</text:p>
          </table:table-cell>
          <table:table-cell table:style-name="ce2" table:formula="of:=MOD(ATAN2([.C9];[.C8])/(2*PI())*7;7)" office:value-type="float" office:value="4.89567398252421" calcext:value-type="float">
            <text:p>4.90</text:p>
          </table:table-cell>
          <table:table-cell table:style-name="ce2" table:formula="of:=MOD(ATAN2([.D9];[.D8])/(2*PI())*7;7)" office:value-type="float" office:value="0.426060825357409" calcext:value-type="float">
            <text:p>0.43</text:p>
          </table:table-cell>
          <table:table-cell table:style-name="ce2" table:formula="of:=MOD(ATAN2([.E9];[.E8])/(2*PI())*7;7)" office:value-type="float" office:value="4.14770671047757" calcext:value-type="float">
            <text:p>4.15</text:p>
          </table:table-cell>
          <table:table-cell table:style-name="ce2" table:formula="of:=MOD(ATAN2([.F9];[.F8])/(2*PI())*7;7)" office:value-type="float" office:value="4.82501401239241" calcext:value-type="float">
            <text:p>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36" calcext:value-type="float">
            <text:p>0.036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" table:formula="of:=MOD(ATAN2([.B12];[.B11])/(2*PI())*7;7)" office:value-type="float" office:value="4.38672677322407" calcext:value-type="float">
            <text:p>4.39</text:p>
          </table:table-cell>
          <table:table-cell table:style-name="ce2" table:formula="of:=MOD(ATAN2([.C12];[.C11])/(2*PI())*7;7)" office:value-type="float" office:value="4.24073015530512" calcext:value-type="float">
            <text:p>4.24</text:p>
          </table:table-cell>
          <table:table-cell table:style-name="ce2" table:formula="of:=MOD(ATAN2([.D12];[.D11])/(2*PI())*7;7)" office:value-type="float" office:value="3.77887661725765" calcext:value-type="float">
            <text:p>3.78</text:p>
          </table:table-cell>
          <table:table-cell table:style-name="ce2" table:formula="of:=MOD(ATAN2([.E12];[.E11])/(2*PI())*7;7)" office:value-type="float" office:value="4.16432568915654" calcext:value-type="float">
            <text:p>4.16</text:p>
          </table:table-cell>
          <table:table-cell table:style-name="ce2" table:formula="of:=MOD(ATAN2([.F12];[.F11])/(2*PI())*7;7)" office:value-type="float" office:value="3.28955255949042" calcext:value-type="float">
            <text:p>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18" calcext:value-type="float">
            <text:p>-0.18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327" calcext:value-type="float">
            <text:p>-0.327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072" calcext:value-type="float">
            <text:p>0.072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359" calcext:value-type="float">
            <text:p>-0.35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5" calcext:value-type="float">
            <text:p>-0.125</text:p>
          </table:table-cell>
          <table:table-cell office:value-type="float" office:value="-0.08" calcext:value-type="float">
            <text:p>-0.08</text:p>
          </table:table-cell>
          <table:table-cell office:value-type="float" office:value="0.179" calcext:value-type="float">
            <text:p>0.179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44" calcext:value-type="float">
            <text:p>-0.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-0.192" calcext:value-type="float">
            <text:p>-0.192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88" calcext:value-type="float">
            <text:p>-0.188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" calcext:value-type="float">
            <text:p>0</text:p>
          </table:table-cell>
          <table:table-cell table:number-columns-repeated="7"/>
        </table:table-row>
      </table:table>
      <table:table table:name="Sheet4" table:style-name="ta1">
        <table:shapes>
          <draw:frame draw:z-index="0" draw:style-name="gr1" draw:text-style-name="P1" svg:width="159.99mm" svg:height="121.65mm" svg:x="161.9mm" svg:y="26.05mm">
            <draw:object draw:notify-on-update-of-ranges="Sheet4.H1:Sheet4.H1 Sheet4.H2:Sheet4.H5 Sheet4.I1:Sheet4.I1 Sheet4.I2:Sheet4.I5 Sheet4.H1:Sheet4.H1 Sheet4.H2:Sheet4.H5 Sheet4.J1:Sheet4.J1 Sheet4.J2:Sheet4.J5 Sheet4.H1:Sheet4.H1 Sheet4.H2:Sheet4.H5 Sheet4.K1:Sheet4.K1 Sheet4.K2:Sheet4.K5 Sheet4.H1:Sheet4.H1 Sheet4.H2:Sheet4.H5 Sheet4.L1:Sheet4.L1 Sheet4.L2:Sheet4.L5 Sheet4.H1:Sheet4.H1 Sheet4.H2:Sheet4.H5 Sheet4.M1:Sheet4.M1 Sheet4.M2:Sheet4.M5 Sheet4.H1:Sheet4.H1 Sheet4.H2:Sheet4.H5 Sheet4.N1:Sheet4.N1 Sheet4.N2:Sheet4.N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2" table:number-columns-repeated="14" table:default-cell-style-name="Default"/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488" calcext:value-type="float">
            <text:p>-0.488</text:p>
          </table:table-cell>
          <table:table-cell office:value-type="float" office:value="-0.127" calcext:value-type="float">
            <text:p>-0.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time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table:formula="of:=MOD(ATAN2([.A2];[.A1])/(2*PI())*96;96)/4" office:value-type="float" office:value="18.4249092910585" calcext:value-type="float">
            <text:p>18.42</text:p>
          </table:table-cell>
          <table:table-cell table:style-name="ce2" table:formula="of:=MOD(ATAN2([.B2];[.B1])/(2*PI())*96;96)/4" office:value-type="float" office:value="15.3474170574391" calcext:value-type="float">
            <text:p>15.35</text:p>
          </table:table-cell>
          <table:table-cell table:style-name="ce2" table:formula="of:=MOD(ATAN2([.C2];[.C1])/(2*PI())*96;96)/4" office:value-type="float" office:value="14.4506192113528" calcext:value-type="float">
            <text:p>14.45</text:p>
          </table:table-cell>
          <table:table-cell table:style-name="ce2" table:formula="of:=MOD(ATAN2([.D2];[.D1])/(2*PI())*96;96)/4" office:value-type="float" office:value="15.4534209882654" calcext:value-type="float">
            <text:p>15.45</text:p>
          </table:table-cell>
          <table:table-cell table:style-name="ce2" table:formula="of:=MOD(ATAN2([.E2];[.E1])/(2*PI())*96;96)/4" office:value-type="float" office:value="13.8790198954721" calcext:value-type="float">
            <text:p>1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-0.3" calcext:value-type="float">
            <text:p>-0.3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198" calcext:value-type="float">
            <text:p>-0.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table:formula="of:=MOD(ATAN2([.A7];[.A6])/(2*PI())*96;96)/4" office:value-type="float" office:value="17.9424784655279" calcext:value-type="float">
            <text:p>17.94</text:p>
          </table:table-cell>
          <table:table-cell table:style-name="ce2" table:formula="of:=MOD(ATAN2([.B7];[.B6])/(2*PI())*96;96)/4" office:value-type="float" office:value="13.7316262641621" calcext:value-type="float">
            <text:p>13.73</text:p>
          </table:table-cell>
          <table:table-cell table:style-name="ce2" table:formula="of:=MOD(ATAN2([.C7];[.C6])/(2*PI())*96;96)/4" office:value-type="float" office:value="14.3338390315856" calcext:value-type="float">
            <text:p>14.33</text:p>
          </table:table-cell>
          <table:table-cell table:style-name="ce2" table:formula="of:=MOD(ATAN2([.D7];[.D6])/(2*PI())*96;96)/4" office:value-type="float" office:value="15.3755600773739" calcext:value-type="float">
            <text:p>15.38</text:p>
          </table:table-cell>
          <table:table-cell table:style-name="ce2" table:formula="of:=MOD(ATAN2([.E7];[.E6])/(2*PI())*96;96)/4" office:value-type="float" office:value="18.313748740615" calcext:value-type="float">
            <text:p>1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411" calcext:value-type="float">
            <text:p>-0.411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496" calcext:value-type="float">
            <text:p>-0.496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table:formula="of:=MOD(ATAN2([.A12];[.A11])/(2*PI())*96;96)/4" office:value-type="float" office:value="17.7991474997211" calcext:value-type="float">
            <text:p>17.80</text:p>
          </table:table-cell>
          <table:table-cell table:style-name="ce2" table:formula="of:=MOD(ATAN2([.B12];[.B11])/(2*PI())*96;96)/4" office:value-type="float" office:value="13.0616011253139" calcext:value-type="float">
            <text:p>13.06</text:p>
          </table:table-cell>
          <table:table-cell table:style-name="ce2" table:formula="of:=MOD(ATAN2([.C12];[.C11])/(2*PI())*96;96)/4" office:value-type="float" office:value="16.5030926680667" calcext:value-type="float">
            <text:p>16.50</text:p>
          </table:table-cell>
          <table:table-cell table:style-name="ce2" table:formula="of:=MOD(ATAN2([.D12];[.D11])/(2*PI())*96;96)/4" office:value-type="float" office:value="15.0660785050007" calcext:value-type="float">
            <text:p>15.07</text:p>
          </table:table-cell>
          <table:table-cell table:style-name="ce2" table:formula="of:=MOD(ATAN2([.E12];[.E11])/(2*PI())*96;96)/4" office:value-type="float" office:value="9.14971617105967" calcext:value-type="float">
            <text:p>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style-name="ce2" table:formula="of:=MOD(ATAN2([.A17];[.A16])/(2*PI())*96;96)/4" office:value-type="float" office:value="15.6783673895362" calcext:value-type="float">
            <text:p>15.68</text:p>
          </table:table-cell>
          <table:table-cell table:style-name="ce2" table:formula="of:=MOD(ATAN2([.B17];[.B16])/(2*PI())*96;96)/4" office:value-type="float" office:value="12.1075692621921" calcext:value-type="float">
            <text:p>12.11</text:p>
          </table:table-cell>
          <table:table-cell table:style-name="ce2" table:formula="of:=MOD(ATAN2([.C17];[.C16])/(2*PI())*96;96)/4" office:value-type="float" office:value="14.6562419152216" calcext:value-type="float">
            <text:p>14.66</text:p>
          </table:table-cell>
          <table:table-cell table:style-name="ce2" table:formula="of:=MOD(ATAN2([.D17];[.D16])/(2*PI())*96;96)/4" office:value-type="float" office:value="16.7208989777064" calcext:value-type="float">
            <text:p>16.72</text:p>
          </table:table-cell>
          <table:table-cell table:style-name="ce2" table:formula="of:=MOD(ATAN2([.E17];[.E16])/(2*PI())*96;96)/4" office:value-type="float" office:value="9.29781060409262" calcext:value-type="float">
            <text:p>9.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2" calcext:value-type="float">
            <text:p>-0.332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413" calcext:value-type="float">
            <text:p>-0.41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005" calcext:value-type="float">
            <text:p>-0.00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65" calcext:value-type="float">
            <text:p>-0.265</text:p>
          </table:table-cell>
          <table:table-cell office:value-type="float" office:value="0.034" calcext:value-type="float">
            <text:p>0.034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036" calcext:value-type="float">
            <text:p>-0.036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436" calcext:value-type="float">
            <text:p>-0.43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office:value-type="float" office:value="-0.084" calcext:value-type="float">
            <text:p>-0.084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table:number-columns-repeated="8"/>
          <table:table-cell table:style-name="ce2" table:number-columns-repeated="5"/>
          <table:table-cell/>
        </table:table-row>
        <table:table-row table:style-name="ro1">
          <table:table-cell office:value-type="float" office:value="-0.152" calcext:value-type="float">
            <text:p>-0.152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392" calcext:value-type="float">
            <text:p>-0.392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-0.354" calcext:value-type="float">
            <text:p>-0.354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053" calcext:value-type="float">
            <text:p>-0.05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017" calcext:value-type="float">
            <text:p>-0.017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371" calcext:value-type="float">
            <text:p>-0.371</text:p>
          </table:table-cell>
          <table:table-cell office:value-type="float" office:value="-0.345" calcext:value-type="float">
            <text:p>-0.345</text:p>
          </table:table-cell>
          <table:table-cell office:value-type="float" office:value="-0.017" calcext:value-type="float">
            <text:p>-0.01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-0.046" calcext:value-type="float">
            <text:p>-0.04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032" calcext:value-type="float">
            <text:p>-0.032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296" calcext:value-type="float">
            <text:p>-0.296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005" calcext:value-type="float">
            <text:p>-0.0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119" calcext:value-type="float">
            <text:p>-0.119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12" calcext:value-type="float">
            <text:p>-0.12</text:p>
          </table:table-cell>
          <table:table-cell office:value-type="float" office:value="0.068" calcext:value-type="float">
            <text:p>0.068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09:29:18.305423143</meta:creation-date>
    <dc:date>2018-04-18T11:26:06.566418979</dc:date>
    <meta:editing-duration>PT1M46S</meta:editing-duration>
    <meta:editing-cycles>1</meta:editing-cycles>
    <meta:document-statistic meta:table-count="4" meta:cell-count="600" meta:object-count="7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2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3.103cm" xlink:href=".." xlink:type="simple" chart:class="chart:scatter" chart:style-name="ch1">
        <chart:title svg:x="7.295cm" svg:y="0.398cm" chart:style-name="ch2">
          <text:p>Speed</text:p>
        </chart:title>
        <chart:legend svg:x="11.589cm" svg:y="9.41cm" style:legend-expansion="custom" chartooo:width="3.568cm" chartooo:height="3.088cm" style:legend-expansion-aspect-ratio="1.15544041450777" chart:style-name="ch3"/>
        <chart:plot-area chart:style-name="ch4" table:cell-range-address="Sheet1.M3:Sheet1.S7" chart:data-source-has-labels="both" svg:x="0.32cm" svg:y="1.439cm" svg:width="15.36cm" svg:height="11.402cm">
          <chartooo:coordinate-region svg:x="1.153cm" svg:y="1.638cm" svg:width="14.34cm" svg:height="11.004cm"/>
          <chart:axis chart:dimension="x" chart:name="primary-x" chart:style-name="ch5" chartooo:axis-type="auto">
            <chart:categories table:cell-range-address="Sheet1.M4:Sheet1.M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4:Sheet1.N7" chart:label-cell-address="Sheet1.N3:Sheet1.N3" chart:class="chart:scatter">
            <chart:domain table:cell-range-address="Sheet1.M4:Sheet1.M7"/>
            <chart:data-point chart:repeated="4"/>
          </chart:series>
          <chart:series chart:style-name="ch9" chart:values-cell-range-address="Sheet1.O4:Sheet1.O7" chart:label-cell-address="Sheet1.O3:Sheet1.O3" chart:class="chart:scatter">
            <chart:data-point chart:repeated="4"/>
          </chart:series>
          <chart:series chart:style-name="ch10" chart:values-cell-range-address="Sheet1.P4:Sheet1.P7" chart:label-cell-address="Sheet1.P3:Sheet1.P3" chart:class="chart:scatter">
            <chart:data-point chart:repeated="4"/>
          </chart:series>
          <chart:series chart:style-name="ch11" chart:values-cell-range-address="Sheet1.Q4:Sheet1.Q7" chart:label-cell-address="Sheet1.Q3:Sheet1.Q3" chart:class="chart:scatter">
            <chart:data-point chart:repeated="4"/>
          </chart:series>
          <chart:series chart:style-name="ch12" chart:values-cell-range-address="Sheet1.R4:Sheet1.R7" chart:label-cell-address="Sheet1.R3:Sheet1.R3" chart:class="chart:scatter">
            <chart:data-point chart:repeated="4"/>
          </chart:series>
          <chart:series chart:style-name="ch13" chart:values-cell-range-address="Sheet1.S4:Sheet1.S7" chart:label-cell-address="Sheet1.S3:Sheet1.S3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ing</text:p>
                <draw:g>
                  <svg:desc>Sheet1.N3:Sheet1.N3</svg:desc>
                </draw:g>
              </table:table-cell>
              <table:table-cell office:value-type="string">
                <text:p>driving</text:p>
                <draw:g>
                  <svg:desc>Sheet1.O3:Sheet1.O3</svg:desc>
                </draw:g>
              </table:table-cell>
              <table:table-cell office:value-type="string">
                <text:p>Driving + transit</text:p>
                <draw:g>
                  <svg:desc>Sheet1.P3:Sheet1.P3</svg:desc>
                </draw:g>
              </table:table-cell>
              <table:table-cell office:value-type="string">
                <text:p>transit</text:p>
                <draw:g>
                  <svg:desc>Sheet1.Q3:Sheet1.Q3</svg:desc>
                </draw:g>
              </table:table-cell>
              <table:table-cell office:value-type="string">
                <text:p>walk</text:p>
                <draw:g>
                  <svg:desc>Sheet1.R3:Sheet1.R3</svg:desc>
                </draw:g>
              </table:table-cell>
              <table:table-cell office:value-type="string">
                <text:p>not specified</text:p>
                <draw:g>
                  <svg:desc>Sheet1.S3:Sheet1.S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M4:Sheet1.M7</svg:desc>
                </draw:g>
              </table:table-cell>
              <table:table-cell office:value-type="float" office:value="-0.429">
                <text:p>-0.429</text:p>
                <draw:g>
                  <svg:desc>Sheet1.N4:Sheet1.N7</svg:desc>
                </draw:g>
              </table:table-cell>
              <table:table-cell office:value-type="float" office:value="0.556">
                <text:p>0.556</text:p>
                <draw:g>
                  <svg:desc>Sheet1.O4:Sheet1.O7</svg:desc>
                </draw:g>
              </table:table-cell>
              <table:table-cell office:value-type="float" office:value="0.361">
                <text:p>0.361</text:p>
                <draw:g>
                  <svg:desc>Sheet1.P4:Sheet1.P7</svg:desc>
                </draw:g>
              </table:table-cell>
              <table:table-cell office:value-type="float" office:value="-0.057">
                <text:p>-0.057</text:p>
                <draw:g>
                  <svg:desc>Sheet1.Q4:Sheet1.Q7</svg:desc>
                </draw:g>
              </table:table-cell>
              <table:table-cell office:value-type="float" office:value="-2.515">
                <text:p>-2.515</text:p>
                <draw:g>
                  <svg:desc>Sheet1.R4:Sheet1.R7</svg:desc>
                </draw:g>
              </table:table-cell>
              <table:table-cell office:value-type="float" office:value="0">
                <text:p>0</text:p>
                <draw:g>
                  <svg:desc>Sheet1.S4:Sheet1.S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468">
                <text:p>-0.468</text:p>
              </table:table-cell>
              <table:table-cell office:value-type="float" office:value="0.584">
                <text:p>0.584</text:p>
              </table:table-cell>
              <table:table-cell office:value-type="float" office:value="0.26">
                <text:p>0.26</text:p>
              </table:table-cell>
              <table:table-cell office:value-type="float" office:value="0.301">
                <text:p>0.301</text:p>
              </table:table-cell>
              <table:table-cell office:value-type="float" office:value="-3.022">
                <text:p>-3.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63">
                <text:p>-0.063</text:p>
              </table:table-cell>
              <table:table-cell office:value-type="float" office:value="0.405">
                <text:p>0.405</text:p>
              </table:table-cell>
              <table:table-cell office:value-type="float" office:value="0.57">
                <text:p>0.57</text:p>
              </table:table-cell>
              <table:table-cell office:value-type="float" office:value="0.195">
                <text:p>0.195</text:p>
              </table:table-cell>
              <table:table-cell office:value-type="float" office:value="-1.312">
                <text:p>-1.3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37">
                <text:p>-0.037</text:p>
              </table:table-cell>
              <table:table-cell office:value-type="float" office:value="0.433">
                <text:p>0.433</text:p>
              </table:table-cell>
              <table:table-cell office:value-type="float" office:value="0.374">
                <text:p>0.374</text:p>
              </table:table-cell>
              <table:table-cell office:value-type="float" office:value="0.075">
                <text:p>0.075</text:p>
              </table:table-cell>
              <table:table-cell office:value-type="float" office:value="-2.277">
                <text:p>-2.27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2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0.898cm" xlink:href=".." xlink:type="simple" chart:class="chart:scatter" chart:style-name="ch1">
        <chart:title svg:x="7.136cm" svg:y="0.353cm" chart:style-name="ch2">
          <text:p>Trip KM</text:p>
        </chart:title>
        <chart:legend svg:x="11.677cm" svg:y="7.593cm" style:legend-expansion="custom" chartooo:width="3.568cm" chartooo:height="3.088cm" style:legend-expansion-aspect-ratio="1.15544041450777" chart:style-name="ch3"/>
        <chart:plot-area chart:style-name="ch4" table:cell-range-address="Sheet1.M9:Sheet1.S13" chart:data-source-has-labels="row" svg:x="0.32cm" svg:y="1.349cm" svg:width="15.36cm" svg:height="9.332cm">
          <chartooo:coordinate-region svg:x="1.153cm" svg:y="1.548cm" svg:width="14.34cm" svg:height="8.9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N10:Sheet1.N13" chart:label-cell-address="Sheet1.N9:Sheet1.N9" chart:class="chart:scatter">
            <chart:domain table:cell-range-address="Sheet1.M10:Sheet1.M13"/>
            <chart:data-point chart:repeated="4"/>
          </chart:series>
          <chart:series chart:style-name="ch9" chart:values-cell-range-address="Sheet1.O10:Sheet1.O13" chart:label-cell-address="Sheet1.O9:Sheet1.O9" chart:class="chart:scatter">
            <chart:data-point chart:repeated="4"/>
          </chart:series>
          <chart:series chart:style-name="ch10" chart:values-cell-range-address="Sheet1.P10:Sheet1.P13" chart:label-cell-address="Sheet1.P9:Sheet1.P9" chart:class="chart:scatter">
            <chart:data-point chart:repeated="4"/>
          </chart:series>
          <chart:series chart:style-name="ch11" chart:values-cell-range-address="Sheet1.Q10:Sheet1.Q13" chart:label-cell-address="Sheet1.Q9:Sheet1.Q9" chart:class="chart:scatter">
            <chart:data-point chart:repeated="4"/>
          </chart:series>
          <chart:series chart:style-name="ch12" chart:values-cell-range-address="Sheet1.R10:Sheet1.R13" chart:label-cell-address="Sheet1.R9:Sheet1.R9" chart:class="chart:scatter">
            <chart:data-point chart:repeated="4"/>
          </chart:series>
          <chart:series chart:style-name="ch13" chart:values-cell-range-address="Sheet1.S10:Sheet1.S13" chart:label-cell-address="Sheet1.S9:Sheet1.S9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ycling</text:p>
                <draw:g>
                  <svg:desc>Sheet1.N9:Sheet1.N9</svg:desc>
                </draw:g>
              </table:table-cell>
              <table:table-cell office:value-type="string">
                <text:p>driving</text:p>
                <draw:g>
                  <svg:desc>Sheet1.O9:Sheet1.O9</svg:desc>
                </draw:g>
              </table:table-cell>
              <table:table-cell office:value-type="string">
                <text:p>Driving + transit</text:p>
                <draw:g>
                  <svg:desc>Sheet1.P9:Sheet1.P9</svg:desc>
                </draw:g>
              </table:table-cell>
              <table:table-cell office:value-type="string">
                <text:p>transit</text:p>
                <draw:g>
                  <svg:desc>Sheet1.Q9:Sheet1.Q9</svg:desc>
                </draw:g>
              </table:table-cell>
              <table:table-cell office:value-type="string">
                <text:p>walk</text:p>
                <draw:g>
                  <svg:desc>Sheet1.R9:Sheet1.R9</svg:desc>
                </draw:g>
              </table:table-cell>
              <table:table-cell office:value-type="string">
                <text:p>not specified</text:p>
                <draw:g>
                  <svg:desc>Sheet1.S9:Sheet1.S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M10:Sheet1.M13</svg:desc>
                </draw:g>
              </table:table-cell>
              <table:table-cell office:value-type="float" office:value="-1.036">
                <text:p>-1.036</text:p>
                <draw:g>
                  <svg:desc>Sheet1.N10:Sheet1.N13</svg:desc>
                </draw:g>
              </table:table-cell>
              <table:table-cell office:value-type="float" office:value="0.001">
                <text:p>0.001</text:p>
                <draw:g>
                  <svg:desc>Sheet1.O10:Sheet1.O13</svg:desc>
                </draw:g>
              </table:table-cell>
              <table:table-cell office:value-type="float" office:value="0.443">
                <text:p>0.443</text:p>
                <draw:g>
                  <svg:desc>Sheet1.P10:Sheet1.P13</svg:desc>
                </draw:g>
              </table:table-cell>
              <table:table-cell office:value-type="float" office:value="1.047">
                <text:p>1.047</text:p>
                <draw:g>
                  <svg:desc>Sheet1.Q10:Sheet1.Q13</svg:desc>
                </draw:g>
              </table:table-cell>
              <table:table-cell office:value-type="float" office:value="-1.636">
                <text:p>-1.636</text:p>
                <draw:g>
                  <svg:desc>Sheet1.R10:Sheet1.R13</svg:desc>
                </draw:g>
              </table:table-cell>
              <table:table-cell office:value-type="float" office:value="0">
                <text:p>0</text:p>
                <draw:g>
                  <svg:desc>Sheet1.S10:Sheet1.S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.035">
                <text:p>-1.035</text:p>
              </table:table-cell>
              <table:table-cell office:value-type="float" office:value="0.184">
                <text:p>0.184</text:p>
              </table:table-cell>
              <table:table-cell office:value-type="float" office:value="0.448">
                <text:p>0.448</text:p>
              </table:table-cell>
              <table:table-cell office:value-type="float" office:value="0.936">
                <text:p>0.936</text:p>
              </table:table-cell>
              <table:table-cell office:value-type="float" office:value="-1.892">
                <text:p>-1.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-0.933">
                <text:p>-0.933</text:p>
              </table:table-cell>
              <table:table-cell office:value-type="float" office:value="0.225">
                <text:p>0.225</text:p>
              </table:table-cell>
              <table:table-cell office:value-type="float" office:value="0.414">
                <text:p>0.414</text:p>
              </table:table-cell>
              <table:table-cell office:value-type="float" office:value="1.013">
                <text:p>1.013</text:p>
              </table:table-cell>
              <table:table-cell office:value-type="float" office:value="-0.841">
                <text:p>-0.8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-1.554">
                <text:p>-1.554</text:p>
              </table:table-cell>
              <table:table-cell office:value-type="float" office:value="0.221">
                <text:p>0.221</text:p>
              </table:table-cell>
              <table:table-cell office:value-type="float" office:value="0.258">
                <text:p>0.258</text:p>
              </table:table-cell>
              <table:table-cell office:value-type="float" office:value="0.675">
                <text:p>0.675</text:p>
              </table:table-cell>
              <table:table-cell office:value-type="float" office:value="-0.765">
                <text:p>-0.765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2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0.924cm" xlink:href=".." xlink:type="simple" chart:class="chart:scatter" chart:style-name="ch1">
        <chart:title svg:x="7.176cm" svg:y="0.354cm" chart:style-name="ch2">
          <text:p>Plateau</text:p>
        </chart:title>
        <chart:legend svg:x="11.865cm" svg:y="6.641cm" style:legend-expansion="custom" chartooo:width="3.568cm" chartooo:height="3.748cm" style:legend-expansion-aspect-ratio="0.951974386339381" chart:style-name="ch3"/>
        <chart:plot-area chart:style-name="ch4" table:cell-range-address="Sheet2.A1:Sheet2.G5" chart:data-source-has-labels="row" svg:x="0.32cm" svg:y="1.351cm" svg:width="15.36cm" svg:height="9.355cm">
          <chartooo:coordinate-region svg:x="1.153cm" svg:y="1.55cm" svg:width="14.34cm" svg:height="8.95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B2:Sheet2.B5" chart:label-cell-address="Sheet2.B1:Sheet2.B1" chart:class="chart:scatter">
            <chart:domain table:cell-range-address="Sheet2.A2:Sheet2.A5"/>
            <chart:data-point chart:repeated="4"/>
          </chart:series>
          <chart:series chart:style-name="ch9" chart:values-cell-range-address="Sheet2.C2:Sheet2.C5" chart:label-cell-address="Sheet2.C1:Sheet2.C1" chart:class="chart:scatter">
            <chart:data-point chart:repeated="4"/>
          </chart:series>
          <chart:series chart:style-name="ch10" chart:values-cell-range-address="Sheet2.D2:Sheet2.D5" chart:label-cell-address="Sheet2.D1:Sheet2.D1" chart:class="chart:scatter">
            <chart:data-point chart:repeated="4"/>
          </chart:series>
          <chart:series chart:style-name="ch11" chart:values-cell-range-address="Sheet2.E2:Sheet2.E5" chart:label-cell-address="Sheet2.E1:Sheet2.E1" chart:class="chart:scatter">
            <chart:data-point chart:repeated="4"/>
          </chart:series>
          <chart:series chart:style-name="ch12" chart:values-cell-range-address="Sheet2.F2:Sheet2.F5" chart:label-cell-address="Sheet2.F1:Sheet2.F1" chart:class="chart:scatter">
            <chart:data-point chart:repeated="4"/>
          </chart:series>
          <chart:series chart:style-name="ch13" chart:values-cell-range-address="Sheet2.G2:Sheet2.G5" chart:label-cell-address="Sheet2.G1:Sheet2.G1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ing</text:p>
                <draw:g>
                  <svg:desc>Sheet2.B1:Sheet2.B1</svg:desc>
                </draw:g>
              </table:table-cell>
              <table:table-cell office:value-type="string">
                <text:p>driving</text:p>
                <draw:g>
                  <svg:desc>Sheet2.C1:Sheet2.C1</svg:desc>
                </draw:g>
              </table:table-cell>
              <table:table-cell office:value-type="string">
                <text:p>Driving + transit</text:p>
                <draw:g>
                  <svg:desc>Sheet2.D1:Sheet2.D1</svg:desc>
                </draw:g>
              </table:table-cell>
              <table:table-cell office:value-type="string">
                <text:p>transit</text:p>
                <draw:g>
                  <svg:desc>Sheet2.E1:Sheet2.E1</svg:desc>
                </draw:g>
              </table:table-cell>
              <table:table-cell office:value-type="string">
                <text:p>walk</text:p>
                <draw:g>
                  <svg:desc>Sheet2.F1:Sheet2.F1</svg:desc>
                </draw:g>
              </table:table-cell>
              <table:table-cell office:value-type="string">
                <text:p>not specified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A2:Sheet2.A5</svg:desc>
                </draw:g>
              </table:table-cell>
              <table:table-cell office:value-type="float" office:value="0.745">
                <text:p>0.745</text:p>
                <draw:g>
                  <svg:desc>Sheet2.B2:Sheet2.B5</svg:desc>
                </draw:g>
              </table:table-cell>
              <table:table-cell office:value-type="float" office:value="-0.231">
                <text:p>-0.231</text:p>
                <draw:g>
                  <svg:desc>Sheet2.C2:Sheet2.C5</svg:desc>
                </draw:g>
              </table:table-cell>
              <table:table-cell office:value-type="float" office:value="-1.098">
                <text:p>-1.098</text:p>
                <draw:g>
                  <svg:desc>Sheet2.D2:Sheet2.D5</svg:desc>
                </draw:g>
              </table:table-cell>
              <table:table-cell office:value-type="float" office:value="-0.38">
                <text:p>-0.38</text:p>
                <draw:g>
                  <svg:desc>Sheet2.E2:Sheet2.E5</svg:desc>
                </draw:g>
              </table:table-cell>
              <table:table-cell office:value-type="float" office:value="-0.018">
                <text:p>-0.018</text:p>
                <draw:g>
                  <svg:desc>Sheet2.F2:Sheet2.F5</svg:desc>
                </draw:g>
              </table:table-cell>
              <table:table-cell office:value-type="float" office:value="-0">
                <text:p>-0</text:p>
                <draw:g>
                  <svg:desc>Sheet2.G2:Sheet2.G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57">
                <text:p>0.657</text:p>
              </table:table-cell>
              <table:table-cell office:value-type="float" office:value="-0.246">
                <text:p>-0.246</text:p>
              </table:table-cell>
              <table:table-cell office:value-type="float" office:value="-0.447">
                <text:p>-0.447</text:p>
              </table:table-cell>
              <table:table-cell office:value-type="float" office:value="-0.212">
                <text:p>-0.21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298">
                <text:p>0.298</text:p>
              </table:table-cell>
              <table:table-cell office:value-type="float" office:value="0.096">
                <text:p>0.096</text:p>
              </table:table-cell>
              <table:table-cell office:value-type="float" office:value="-0.681">
                <text:p>-0.681</text:p>
              </table:table-cell>
              <table:table-cell office:value-type="float" office:value="-0.038">
                <text:p>-0.038</text:p>
              </table:table-cell>
              <table:table-cell office:value-type="float" office:value="-0.108">
                <text:p>-0.1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084">
                <text:p>-0.084</text:p>
              </table:table-cell>
              <table:table-cell office:value-type="float" office:value="-0.41">
                <text:p>-0.41</text:p>
              </table:table-cell>
              <table:table-cell office:value-type="float" office:value="-0.252">
                <text:p>-0.252</text:p>
              </table:table-cell>
              <table:table-cell office:value-type="float" office:value="-0.208">
                <text:p>-0.208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2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0.924cm" xlink:href=".." xlink:type="simple" chart:class="chart:scatter" chart:style-name="ch1">
        <chart:title svg:x="7.11cm" svg:y="0.354cm" chart:style-name="ch2">
          <text:p>Kirkland</text:p>
        </chart:title>
        <chart:legend svg:x="11.865cm" svg:y="6.641cm" style:legend-expansion="custom" chartooo:width="3.568cm" chartooo:height="3.748cm" style:legend-expansion-aspect-ratio="0.951974386339381" chart:style-name="ch3"/>
        <chart:plot-area chart:style-name="ch4" table:cell-range-address="Sheet2.I1:Sheet2.O5" chart:data-source-has-labels="row" svg:x="0.32cm" svg:y="1.351cm" svg:width="15.36cm" svg:height="9.355cm">
          <chartooo:coordinate-region svg:x="1.153cm" svg:y="1.55cm" svg:width="14.34cm" svg:height="8.95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J2:Sheet2.J5" chart:label-cell-address="Sheet2.J1:Sheet2.J1" chart:class="chart:scatter">
            <chart:domain table:cell-range-address="Sheet2.I2:Sheet2.I5"/>
            <chart:data-point chart:repeated="4"/>
          </chart:series>
          <chart:series chart:style-name="ch9" chart:values-cell-range-address="Sheet2.K2:Sheet2.K5" chart:label-cell-address="Sheet2.K1:Sheet2.K1" chart:class="chart:scatter">
            <chart:data-point chart:repeated="4"/>
          </chart:series>
          <chart:series chart:style-name="ch10" chart:values-cell-range-address="Sheet2.L2:Sheet2.L5" chart:label-cell-address="Sheet2.L1:Sheet2.L1" chart:class="chart:scatter">
            <chart:data-point chart:repeated="4"/>
          </chart:series>
          <chart:series chart:style-name="ch11" chart:values-cell-range-address="Sheet2.M2:Sheet2.M5" chart:label-cell-address="Sheet2.M1:Sheet2.M1" chart:class="chart:scatter">
            <chart:data-point chart:repeated="4"/>
          </chart:series>
          <chart:series chart:style-name="ch12" chart:values-cell-range-address="Sheet2.N2:Sheet2.N5" chart:label-cell-address="Sheet2.N1:Sheet2.N1" chart:class="chart:scatter">
            <chart:data-point chart:repeated="4"/>
          </chart:series>
          <chart:series chart:style-name="ch13" chart:values-cell-range-address="Sheet2.O2:Sheet2.O5" chart:label-cell-address="Sheet2.O1:Sheet2.O1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ycling</text:p>
                <draw:g>
                  <svg:desc>Sheet2.J1:Sheet2.J1</svg:desc>
                </draw:g>
              </table:table-cell>
              <table:table-cell office:value-type="string">
                <text:p>driving</text:p>
                <draw:g>
                  <svg:desc>Sheet2.K1:Sheet2.K1</svg:desc>
                </draw:g>
              </table:table-cell>
              <table:table-cell office:value-type="string">
                <text:p>Driving + transit</text:p>
                <draw:g>
                  <svg:desc>Sheet2.L1:Sheet2.L1</svg:desc>
                </draw:g>
              </table:table-cell>
              <table:table-cell office:value-type="string">
                <text:p>transit</text:p>
                <draw:g>
                  <svg:desc>Sheet2.M1:Sheet2.M1</svg:desc>
                </draw:g>
              </table:table-cell>
              <table:table-cell office:value-type="string">
                <text:p>walk</text:p>
                <draw:g>
                  <svg:desc>Sheet2.N1:Sheet2.N1</svg:desc>
                </draw:g>
              </table:table-cell>
              <table:table-cell office:value-type="string">
                <text:p>not specified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I2:Sheet2.I5</svg:desc>
                </draw:g>
              </table:table-cell>
              <table:table-cell office:value-type="float" office:value="-1.499">
                <text:p>-1.499</text:p>
                <draw:g>
                  <svg:desc>Sheet2.J2:Sheet2.J5</svg:desc>
                </draw:g>
              </table:table-cell>
              <table:table-cell office:value-type="float" office:value="0.649">
                <text:p>0.649</text:p>
                <draw:g>
                  <svg:desc>Sheet2.K2:Sheet2.K5</svg:desc>
                </draw:g>
              </table:table-cell>
              <table:table-cell office:value-type="float" office:value="0.413">
                <text:p>0.413</text:p>
                <draw:g>
                  <svg:desc>Sheet2.L2:Sheet2.L5</svg:desc>
                </draw:g>
              </table:table-cell>
              <table:table-cell office:value-type="float" office:value="-0.647">
                <text:p>-0.647</text:p>
                <draw:g>
                  <svg:desc>Sheet2.M2:Sheet2.M5</svg:desc>
                </draw:g>
              </table:table-cell>
              <table:table-cell office:value-type="float" office:value="-0.603">
                <text:p>-0.603</text:p>
                <draw:g>
                  <svg:desc>Sheet2.N2:Sheet2.N5</svg:desc>
                </draw:g>
              </table:table-cell>
              <table:table-cell office:value-type="float" office:value="-0">
                <text:p>-0</text:p>
                <draw:g>
                  <svg:desc>Sheet2.O2:Sheet2.O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.114">
                <text:p>-1.114</text:p>
              </table:table-cell>
              <table:table-cell office:value-type="float" office:value="0.633">
                <text:p>0.633</text:p>
              </table:table-cell>
              <table:table-cell office:value-type="float" office:value="0.207">
                <text:p>0.207</text:p>
              </table:table-cell>
              <table:table-cell office:value-type="float" office:value="-0.801">
                <text:p>-0.801</text:p>
              </table:table-cell>
              <table:table-cell office:value-type="float" office:value="-0.735">
                <text:p>-0.7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-0.671">
                <text:p>-0.671</text:p>
              </table:table-cell>
              <table:table-cell office:value-type="float" office:value="0.52">
                <text:p>0.52</text:p>
              </table:table-cell>
              <table:table-cell office:value-type="float" office:value="0.336">
                <text:p>0.336</text:p>
              </table:table-cell>
              <table:table-cell office:value-type="float" office:value="-0.485">
                <text:p>-0.485</text:p>
              </table:table-cell>
              <table:table-cell office:value-type="float" office:value="-0.236">
                <text:p>-0.2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-0.698">
                <text:p>-0.698</text:p>
              </table:table-cell>
              <table:table-cell office:value-type="float" office:value="0.491">
                <text:p>0.491</text:p>
              </table:table-cell>
              <table:table-cell office:value-type="float" office:value="0.297">
                <text:p>0.297</text:p>
              </table:table-cell>
              <table:table-cell office:value-type="float" office:value="-0.575">
                <text:p>-0.575</text:p>
              </table:table-cell>
              <table:table-cell office:value-type="float" office:value="-0.561">
                <text:p>-0.561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5" chart:maximum="2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inimum="0" chart:maximum="6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12.166cm" xlink:href=".." xlink:type="simple" chart:class="chart:scatter" chart:style-name="ch1">
        <chart:title svg:x="6.634cm" svg:y="0.379cm" chart:style-name="ch2">
          <text:p>Day of Week</text:p>
        </chart:title>
        <chart:subtitle svg:x="7.282cm" svg:y="1.401cm" chart:style-name="ch3">
          <text:p>1:M 5:F</text:p>
        </chart:subtitle>
        <chart:legend svg:x="11.865cm" svg:y="7.396cm" style:legend-expansion="custom" chartooo:width="3.568cm" chartooo:height="4.174cm" style:legend-expansion-aspect-ratio="0.854815524676569" chart:style-name="ch4"/>
        <chart:plot-area chart:style-name="ch5" table:cell-range-address="Sheet3.H1:Sheet3.N5" chart:data-source-has-labels="row" svg:x="0.32cm" svg:y="2.327cm" svg:width="15.36cm" svg:height="9.596cm">
          <chartooo:coordinate-region svg:x="0.756cm" svg:y="2.526cm" svg:width="14.738cm" svg:height="8.7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3.I2:Sheet3.I5" chart:label-cell-address="Sheet3.I1:Sheet3.I1" chart:class="chart:scatter">
            <chart:domain table:cell-range-address="Sheet3.H2:Sheet3.H5"/>
            <chart:data-point chart:repeated="4"/>
          </chart:series>
          <chart:series chart:style-name="ch10" chart:values-cell-range-address="Sheet3.J2:Sheet3.J5" chart:label-cell-address="Sheet3.J1:Sheet3.J1" chart:class="chart:scatter">
            <chart:data-point chart:repeated="4"/>
          </chart:series>
          <chart:series chart:style-name="ch11" chart:values-cell-range-address="Sheet3.K2:Sheet3.K5" chart:label-cell-address="Sheet3.K1:Sheet3.K1" chart:class="chart:scatter">
            <chart:data-point chart:repeated="4"/>
          </chart:series>
          <chart:series chart:style-name="ch12" chart:values-cell-range-address="Sheet3.L2:Sheet3.L5" chart:label-cell-address="Sheet3.L1:Sheet3.L1" chart:class="chart:scatter">
            <chart:data-point chart:repeated="4"/>
          </chart:series>
          <chart:series chart:style-name="ch13" chart:values-cell-range-address="Sheet3.M2:Sheet3.M5" chart:label-cell-address="Sheet3.M1:Sheet3.M1" chart:class="chart:scatter">
            <chart:data-point chart:repeated="4"/>
          </chart:series>
          <chart:series chart:style-name="ch14" chart:values-cell-range-address="Sheet3.N2:Sheet3.N5" chart:label-cell-address="Sheet3.N1:Sheet3.N1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ycling</text:p>
                <draw:g>
                  <svg:desc>Sheet3.I1:Sheet3.I1</svg:desc>
                </draw:g>
              </table:table-cell>
              <table:table-cell office:value-type="string">
                <text:p>driving</text:p>
                <draw:g>
                  <svg:desc>Sheet3.J1:Sheet3.J1</svg:desc>
                </draw:g>
              </table:table-cell>
              <table:table-cell office:value-type="string">
                <text:p>Driving + transit</text:p>
                <draw:g>
                  <svg:desc>Sheet3.K1:Sheet3.K1</svg:desc>
                </draw:g>
              </table:table-cell>
              <table:table-cell office:value-type="string">
                <text:p>transit</text:p>
                <draw:g>
                  <svg:desc>Sheet3.L1:Sheet3.L1</svg:desc>
                </draw:g>
              </table:table-cell>
              <table:table-cell office:value-type="string">
                <text:p>walk</text:p>
                <draw:g>
                  <svg:desc>Sheet3.M1:Sheet3.M1</svg:desc>
                </draw:g>
              </table:table-cell>
              <table:table-cell office:value-type="string">
                <text:p>not specified</text:p>
                <draw:g>
                  <svg:desc>Sheet3.N1:Sheet3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3.H2:Sheet3.H5</svg:desc>
                </draw:g>
              </table:table-cell>
              <table:table-cell office:value-type="float" office:value="3.25018351663605">
                <text:p>3.25018351663605</text:p>
                <draw:g>
                  <svg:desc>Sheet3.I2:Sheet3.I5</svg:desc>
                </draw:g>
              </table:table-cell>
              <table:table-cell office:value-type="float" office:value="4.40393075750498">
                <text:p>4.40393075750498</text:p>
                <draw:g>
                  <svg:desc>Sheet3.J2:Sheet3.J5</svg:desc>
                </draw:g>
              </table:table-cell>
              <table:table-cell office:value-type="float" office:value="4.40682233136477">
                <text:p>4.40682233136477</text:p>
                <draw:g>
                  <svg:desc>Sheet3.K2:Sheet3.K5</svg:desc>
                </draw:g>
              </table:table-cell>
              <table:table-cell office:value-type="float" office:value="4.16612849376445">
                <text:p>4.16612849376445</text:p>
                <draw:g>
                  <svg:desc>Sheet3.L2:Sheet3.L5</svg:desc>
                </draw:g>
              </table:table-cell>
              <table:table-cell office:value-type="float" office:value="3.01895399419934">
                <text:p>3.01895399419934</text:p>
                <draw:g>
                  <svg:desc>Sheet3.M2:Sheet3.M5</svg:desc>
                </draw:g>
              </table:table-cell>
              <table:table-cell office:value-type="float" office:value="0">
                <text:p>0</text:p>
                <draw:g>
                  <svg:desc>Sheet3.N2:Sheet3.N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2800846463385">
                <text:p>3.2800846463385</text:p>
              </table:table-cell>
              <table:table-cell office:value-type="float" office:value="4.47551156538874">
                <text:p>4.47551156538874</text:p>
              </table:table-cell>
              <table:table-cell office:value-type="float" office:value="3.87371781661499">
                <text:p>3.87371781661499</text:p>
              </table:table-cell>
              <table:table-cell office:value-type="float" office:value="4.29795701462423">
                <text:p>4.29795701462423</text:p>
              </table:table-cell>
              <table:table-cell office:value-type="float" office:value="4.00475384675257">
                <text:p>4.00475384675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.15496471840167">
                <text:p>3.15496471840167</text:p>
              </table:table-cell>
              <table:table-cell office:value-type="float" office:value="4.89567398252421">
                <text:p>4.89567398252421</text:p>
              </table:table-cell>
              <table:table-cell office:value-type="float" office:value="0.426060825357409">
                <text:p>0.426060825357409</text:p>
              </table:table-cell>
              <table:table-cell office:value-type="float" office:value="4.14770671047757">
                <text:p>4.14770671047757</text:p>
              </table:table-cell>
              <table:table-cell office:value-type="float" office:value="4.82501401239241">
                <text:p>4.82501401239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38672677322407">
                <text:p>4.38672677322407</text:p>
              </table:table-cell>
              <table:table-cell office:value-type="float" office:value="4.24073015530512">
                <text:p>4.24073015530512</text:p>
              </table:table-cell>
              <table:table-cell office:value-type="float" office:value="3.77887661725765">
                <text:p>3.77887661725765</text:p>
              </table:table-cell>
              <table:table-cell office:value-type="float" office:value="4.16432568915654">
                <text:p>4.16432568915654</text:p>
              </table:table-cell>
              <table:table-cell office:value-type="float" office:value="3.28955255949042">
                <text:p>3.2895525594904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2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24" chart:origin="0" chart:interval-major="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2.166cm" xlink:href=".." xlink:type="simple" chart:class="chart:scatter" chart:style-name="ch1">
        <chart:title svg:x="6.766cm" svg:y="0.379cm" chart:style-name="ch2">
          <text:p>Depart time</text:p>
        </chart:title>
        <chart:legend svg:x="11.865cm" svg:y="7.395cm" style:legend-expansion="custom" chartooo:width="3.568cm" chartooo:height="4.174cm" style:legend-expansion-aspect-ratio="0.854815524676569" chart:style-name="ch3"/>
        <chart:plot-area chart:style-name="ch4" table:cell-range-address="Sheet4.H1:Sheet4.N5" chart:data-source-has-labels="row" svg:x="0.32cm" svg:y="1.401cm" svg:width="15.36cm" svg:height="10.522cm">
          <chartooo:coordinate-region svg:x="0.756cm" svg:y="1.6cm" svg:width="14.553cm" svg:height="9.6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4.I2:Sheet4.I5" chart:label-cell-address="Sheet4.I1:Sheet4.I1" chart:class="chart:scatter">
            <chart:domain table:cell-range-address="Sheet4.H2:Sheet4.H5"/>
            <chart:data-point chart:repeated="4"/>
          </chart:series>
          <chart:series chart:style-name="ch9" chart:values-cell-range-address="Sheet4.J2:Sheet4.J5" chart:label-cell-address="Sheet4.J1:Sheet4.J1" chart:class="chart:scatter">
            <chart:data-point chart:repeated="4"/>
          </chart:series>
          <chart:series chart:style-name="ch10" chart:values-cell-range-address="Sheet4.K2:Sheet4.K5" chart:label-cell-address="Sheet4.K1:Sheet4.K1" chart:class="chart:scatter">
            <chart:data-point chart:repeated="4"/>
          </chart:series>
          <chart:series chart:style-name="ch11" chart:values-cell-range-address="Sheet4.L2:Sheet4.L5" chart:label-cell-address="Sheet4.L1:Sheet4.L1" chart:class="chart:scatter">
            <chart:data-point chart:repeated="4"/>
          </chart:series>
          <chart:series chart:style-name="ch12" chart:values-cell-range-address="Sheet4.M2:Sheet4.M5" chart:label-cell-address="Sheet4.M1:Sheet4.M1" chart:class="chart:scatter">
            <chart:data-point chart:repeated="4"/>
          </chart:series>
          <chart:series chart:style-name="ch13" chart:values-cell-range-address="Sheet4.N2:Sheet4.N5" chart:label-cell-address="Sheet4.N1:Sheet4.N1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ycling</text:p>
                <draw:g>
                  <svg:desc>Sheet4.I1:Sheet4.I1</svg:desc>
                </draw:g>
              </table:table-cell>
              <table:table-cell office:value-type="string">
                <text:p>driving</text:p>
                <draw:g>
                  <svg:desc>Sheet4.J1:Sheet4.J1</svg:desc>
                </draw:g>
              </table:table-cell>
              <table:table-cell office:value-type="string">
                <text:p>Driving + transit</text:p>
                <draw:g>
                  <svg:desc>Sheet4.K1:Sheet4.K1</svg:desc>
                </draw:g>
              </table:table-cell>
              <table:table-cell office:value-type="string">
                <text:p>transit</text:p>
                <draw:g>
                  <svg:desc>Sheet4.L1:Sheet4.L1</svg:desc>
                </draw:g>
              </table:table-cell>
              <table:table-cell office:value-type="string">
                <text:p>walk</text:p>
                <draw:g>
                  <svg:desc>Sheet4.M1:Sheet4.M1</svg:desc>
                </draw:g>
              </table:table-cell>
              <table:table-cell office:value-type="string">
                <text:p>not specified</text:p>
                <draw:g>
                  <svg:desc>Sheet4.N1:Sheet4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4.H2:Sheet4.H5</svg:desc>
                </draw:g>
              </table:table-cell>
              <table:table-cell office:value-type="float" office:value="18.4249092910585">
                <text:p>18.4249092910585</text:p>
                <draw:g>
                  <svg:desc>Sheet4.I2:Sheet4.I5</svg:desc>
                </draw:g>
              </table:table-cell>
              <table:table-cell office:value-type="float" office:value="15.3474170574391">
                <text:p>15.3474170574391</text:p>
                <draw:g>
                  <svg:desc>Sheet4.J2:Sheet4.J5</svg:desc>
                </draw:g>
              </table:table-cell>
              <table:table-cell office:value-type="float" office:value="14.4506192113528">
                <text:p>14.4506192113528</text:p>
                <draw:g>
                  <svg:desc>Sheet4.K2:Sheet4.K5</svg:desc>
                </draw:g>
              </table:table-cell>
              <table:table-cell office:value-type="float" office:value="15.4534209882654">
                <text:p>15.4534209882654</text:p>
                <draw:g>
                  <svg:desc>Sheet4.L2:Sheet4.L5</svg:desc>
                </draw:g>
              </table:table-cell>
              <table:table-cell office:value-type="float" office:value="13.8790198954721">
                <text:p>13.8790198954721</text:p>
                <draw:g>
                  <svg:desc>Sheet4.M2:Sheet4.M5</svg:desc>
                </draw:g>
              </table:table-cell>
              <table:table-cell office:value-type="float" office:value="0">
                <text:p>0</text:p>
                <draw:g>
                  <svg:desc>Sheet4.N2:Sheet4.N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7.9424784655279">
                <text:p>17.9424784655279</text:p>
              </table:table-cell>
              <table:table-cell office:value-type="float" office:value="13.7316262641621">
                <text:p>13.7316262641621</text:p>
              </table:table-cell>
              <table:table-cell office:value-type="float" office:value="14.3338390315856">
                <text:p>14.3338390315856</text:p>
              </table:table-cell>
              <table:table-cell office:value-type="float" office:value="15.3755600773739">
                <text:p>15.3755600773739</text:p>
              </table:table-cell>
              <table:table-cell office:value-type="float" office:value="18.313748740615">
                <text:p>18.313748740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7.7991474997211">
                <text:p>17.7991474997211</text:p>
              </table:table-cell>
              <table:table-cell office:value-type="float" office:value="13.0616011253139">
                <text:p>13.0616011253139</text:p>
              </table:table-cell>
              <table:table-cell office:value-type="float" office:value="16.5030926680667">
                <text:p>16.5030926680667</text:p>
              </table:table-cell>
              <table:table-cell office:value-type="float" office:value="15.0660785050007">
                <text:p>15.0660785050007</text:p>
              </table:table-cell>
              <table:table-cell office:value-type="float" office:value="9.14971617105967">
                <text:p>9.14971617105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.6783673895362">
                <text:p>15.6783673895362</text:p>
              </table:table-cell>
              <table:table-cell office:value-type="float" office:value="12.1075692621921">
                <text:p>12.1075692621921</text:p>
              </table:table-cell>
              <table:table-cell office:value-type="float" office:value="14.6562419152216">
                <text:p>14.6562419152216</text:p>
              </table:table-cell>
              <table:table-cell office:value-type="float" office:value="16.7208989777064">
                <text:p>16.7208989777064</text:p>
              </table:table-cell>
              <table:table-cell office:value-type="float" office:value="9.29781060409262">
                <text:p>9.2978106040926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2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0.924cm" xlink:href=".." xlink:type="simple" chart:class="chart:scatter" chart:style-name="ch1">
        <chart:title svg:x="5.562cm" svg:y="0.354cm" chart:style-name="ch2">
          <text:p>Ville-Marie (destination)</text:p>
        </chart:title>
        <chart:legend svg:x="11.865cm" svg:y="6.641cm" style:legend-expansion="custom" chartooo:width="3.568cm" chartooo:height="3.748cm" style:legend-expansion-aspect-ratio="0.951974386339381" chart:style-name="ch3"/>
        <chart:plot-area chart:style-name="ch4" table:cell-range-address="Sheet2.P1:Sheet2.V5" chart:data-source-has-labels="row" svg:x="0.32cm" svg:y="1.351cm" svg:width="15.36cm" svg:height="9.355cm">
          <chartooo:coordinate-region svg:x="1.153cm" svg:y="1.55cm" svg:width="14.34cm" svg:height="8.95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Q2:Sheet2.Q5" chart:label-cell-address="Sheet2.Q1:Sheet2.Q1" chart:class="chart:scatter">
            <chart:domain table:cell-range-address="Sheet2.P2:Sheet2.P5"/>
            <chart:data-point chart:repeated="4"/>
          </chart:series>
          <chart:series chart:style-name="ch9" chart:values-cell-range-address="Sheet2.R2:Sheet2.R5" chart:label-cell-address="Sheet2.R1:Sheet2.R1" chart:class="chart:scatter">
            <chart:data-point chart:repeated="4"/>
          </chart:series>
          <chart:series chart:style-name="ch10" chart:values-cell-range-address="Sheet2.S2:Sheet2.S5" chart:label-cell-address="Sheet2.S1:Sheet2.S1" chart:class="chart:scatter">
            <chart:data-point chart:repeated="4"/>
          </chart:series>
          <chart:series chart:style-name="ch11" chart:values-cell-range-address="Sheet2.T2:Sheet2.T5" chart:label-cell-address="Sheet2.T1:Sheet2.T1" chart:class="chart:scatter">
            <chart:data-point chart:repeated="4"/>
          </chart:series>
          <chart:series chart:style-name="ch12" chart:values-cell-range-address="Sheet2.U2:Sheet2.U5" chart:label-cell-address="Sheet2.U1:Sheet2.U1" chart:class="chart:scatter">
            <chart:data-point chart:repeated="4"/>
          </chart:series>
          <chart:series chart:style-name="ch13" chart:values-cell-range-address="Sheet2.V2:Sheet2.V5" chart:label-cell-address="Sheet2.V1:Sheet2.V1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ycling</text:p>
                <draw:g>
                  <svg:desc>Sheet2.Q1:Sheet2.Q1</svg:desc>
                </draw:g>
              </table:table-cell>
              <table:table-cell office:value-type="string">
                <text:p>driving</text:p>
                <draw:g>
                  <svg:desc>Sheet2.R1:Sheet2.R1</svg:desc>
                </draw:g>
              </table:table-cell>
              <table:table-cell office:value-type="string">
                <text:p>Driving + transit</text:p>
                <draw:g>
                  <svg:desc>Sheet2.S1:Sheet2.S1</svg:desc>
                </draw:g>
              </table:table-cell>
              <table:table-cell office:value-type="string">
                <text:p>transit</text:p>
                <draw:g>
                  <svg:desc>Sheet2.T1:Sheet2.T1</svg:desc>
                </draw:g>
              </table:table-cell>
              <table:table-cell office:value-type="string">
                <text:p>walk</text:p>
                <draw:g>
                  <svg:desc>Sheet2.U1:Sheet2.U1</svg:desc>
                </draw:g>
              </table:table-cell>
              <table:table-cell office:value-type="string">
                <text:p>not specified</text:p>
                <draw:g>
                  <svg:desc>Sheet2.V1:Sheet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P2:Sheet2.P5</svg:desc>
                </draw:g>
              </table:table-cell>
              <table:table-cell office:value-type="float" office:value="0.399">
                <text:p>0.399</text:p>
                <draw:g>
                  <svg:desc>Sheet2.Q2:Sheet2.Q5</svg:desc>
                </draw:g>
              </table:table-cell>
              <table:table-cell office:value-type="float" office:value="-0.284">
                <text:p>-0.284</text:p>
                <draw:g>
                  <svg:desc>Sheet2.R2:Sheet2.R5</svg:desc>
                </draw:g>
              </table:table-cell>
              <table:table-cell office:value-type="float" office:value="-0.077">
                <text:p>-0.077</text:p>
                <draw:g>
                  <svg:desc>Sheet2.S2:Sheet2.S5</svg:desc>
                </draw:g>
              </table:table-cell>
              <table:table-cell office:value-type="float" office:value="-0.072">
                <text:p>-0.072</text:p>
                <draw:g>
                  <svg:desc>Sheet2.T2:Sheet2.T5</svg:desc>
                </draw:g>
              </table:table-cell>
              <table:table-cell office:value-type="float" office:value="0.412">
                <text:p>0.412</text:p>
                <draw:g>
                  <svg:desc>Sheet2.U2:Sheet2.U5</svg:desc>
                </draw:g>
              </table:table-cell>
              <table:table-cell office:value-type="float" office:value="0">
                <text:p>0</text:p>
                <draw:g>
                  <svg:desc>Sheet2.V2:Sheet2.V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301">
                <text:p>0.301</text:p>
              </table:table-cell>
              <table:table-cell office:value-type="float" office:value="-0.04">
                <text:p>-0.04</text:p>
              </table:table-cell>
              <table:table-cell office:value-type="float" office:value="-0.003">
                <text:p>-0.003</text:p>
              </table:table-cell>
              <table:table-cell office:value-type="float" office:value="-0.124">
                <text:p>-0.124</text:p>
              </table:table-cell>
              <table:table-cell office:value-type="float" office:value="0.078">
                <text:p>0.0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-0.244">
                <text:p>-0.244</text:p>
              </table:table-cell>
              <table:table-cell office:value-type="float" office:value="0.111">
                <text:p>0.111</text:p>
              </table:table-cell>
              <table:table-cell office:value-type="float" office:value="-0.232">
                <text:p>-0.232</text:p>
              </table:table-cell>
              <table:table-cell office:value-type="float" office:value="-0.092">
                <text:p>-0.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14">
                <text:p>0.014</text:p>
              </table:table-cell>
              <table:table-cell office:value-type="float" office:value="-0.167">
                <text:p>-0.167</text:p>
              </table:table-cell>
              <table:table-cell office:value-type="float" office:value="0.245">
                <text:p>0.245</text:p>
              </table:table-cell>
              <table:table-cell office:value-type="float" office:value="-0.071">
                <text:p>-0.071</text:p>
              </table:table-cell>
              <table:table-cell office:value-type="float" office:value="-0.003">
                <text:p>-0.003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